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971A477807.png"/>
  <manifest:file-entry manifest:media-type="image/png" manifest:full-path="Pictures/10000201000004B0000005A93712867B.png"/>
  <manifest:file-entry manifest:media-type="image/png" manifest:full-path="Pictures/10000201000004B000000501AC5F13AA.png"/>
  <manifest:file-entry manifest:media-type="image/png" manifest:full-path="Pictures/10000201000000C8000001907CD75145.png"/>
  <manifest:file-entry manifest:media-type="image/png" manifest:full-path="Pictures/10000201000004B0000004AC1BA3D4E8.png"/>
  <manifest:file-entry manifest:media-type="image/png" manifest:full-path="Pictures/10000201000004B0000005AC9B9F8BC5.png"/>
  <manifest:file-entry manifest:media-type="image/png" manifest:full-path="Pictures/10000201000004B0000006C9B1C141BE.png"/>
  <manifest:file-entry manifest:media-type="image/png" manifest:full-path="Pictures/10000201000007D000000B6DBA97987F.png"/>
  <manifest:file-entry manifest:media-type="image/png" manifest:full-path="Pictures/10000201000001FD00000258DE7571E8.png"/>
  <manifest:file-entry manifest:media-type="image/png" manifest:full-path="Pictures/10000201000004B00000074E40D95737.png"/>
  <manifest:file-entry manifest:media-type="image/png" manifest:full-path="Pictures/1000020100000600000006E238C8B298.png"/>
  <manifest:file-entry manifest:media-type="image/png" manifest:full-path="Pictures/100002010000046C0000061A3DAD154C.png"/>
  <manifest:file-entry manifest:media-type="image/png" manifest:full-path="Pictures/100002010000013C0000013C0F8EA552.png"/>
  <manifest:file-entry manifest:media-type="image/png" manifest:full-path="Pictures/10000201000004B0000004B019A4E66F.png"/>
  <manifest:file-entry manifest:media-type="image/png" manifest:full-path="Pictures/1000020100000256000002DAC696ED8B.png"/>
  <manifest:file-entry manifest:media-type="image/png" manifest:full-path="Pictures/10000201000004B00000061219578E7F.png"/>
  <manifest:file-entry manifest:media-type="image/png" manifest:full-path="Pictures/1000020000000190000001902B9FA8CA.png"/>
  <manifest:file-entry manifest:media-type="image/png" manifest:full-path="Pictures/10000201000004B00000068461B2A727.png"/>
  <manifest:file-entry manifest:media-type="image/png" manifest:full-path="Pictures/10000201000004B000000326DD1FAB36.png"/>
  <manifest:file-entry manifest:media-type="image/png" manifest:full-path="Pictures/10000201000004B000000791A1DD52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>
            <draw:frame table:end-cell-address="Sheet1.B2" table:end-x="0.349cm" table:end-y="0.498cm" draw:z-index="3" draw:name="Grafik 8" draw:style-name="gr1" draw:text-style-name="P1" svg:width="0.35cm" svg:height="0.5cm" svg:x="0.585cm" svg:y="0.584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  <draw:frame table:end-cell-address="Sheet1.C2" table:end-x="0.298cm" table:end-y="0.498cm" draw:z-index="162" draw:name="Grafik 2" draw:style-name="gr1" draw:text-style-name="P1" svg:width="0.3cm" svg:height="0.5cm" svg:x="0.58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">
            <text:p>2</text:p>
            <draw:frame table:end-cell-address="Sheet1.D2" table:end-x="0.296cm" table:end-y="0.498cm" draw:z-index="163" draw:name="Grafik 2" draw:style-name="gr1" draw:text-style-name="P1" svg:width="0.3cm" svg:height="0.5cm" svg:x="0.583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">
            <text:p>3</text:p>
            <draw:frame table:end-cell-address="Sheet1.E2" table:end-x="0.295cm" table:end-y="0.498cm" draw:z-index="164" draw:name="Grafik 2" draw:style-name="gr1" draw:text-style-name="P1" svg:width="0.3cm" svg:height="0.5cm" svg:x="0.58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4">
            <text:p>4</text:p>
            <draw:frame table:end-cell-address="Sheet1.F2" table:end-x="0.293cm" table:end-y="0.498cm" draw:z-index="165" draw:name="Grafik 2" draw:style-name="gr1" draw:text-style-name="P1" svg:width="0.3cm" svg:height="0.5cm" svg:x="0.5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5">
            <text:p>5</text:p>
            <draw:frame table:end-cell-address="Sheet1.G2" table:end-x="0.292cm" table:end-y="0.498cm" draw:z-index="166" draw:name="Grafik 2" draw:style-name="gr1" draw:text-style-name="P1" svg:width="0.3cm" svg:height="0.5cm" svg:x="0.57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6">
            <text:p>6</text:p>
            <draw:frame table:end-cell-address="Sheet1.H2" table:end-x="0.29cm" table:end-y="0.498cm" draw:z-index="167" draw:name="Grafik 2" draw:style-name="gr1" draw:text-style-name="P1" svg:width="0.3cm" svg:height="0.5cm" svg:x="0.57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7">
            <text:p>7</text:p>
            <draw:frame table:end-cell-address="Sheet1.I2" table:end-x="0.288cm" table:end-y="0.498cm" draw:z-index="168" draw:name="Grafik 2" draw:style-name="gr1" draw:text-style-name="P1" svg:width="0.3cm" svg:height="0.5cm" svg:x="0.57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8">
            <text:p>8</text:p>
            <draw:frame table:end-cell-address="Sheet1.J2" table:end-x="0.287cm" table:end-y="0.498cm" draw:z-index="169" draw:name="Grafik 2" draw:style-name="gr1" draw:text-style-name="P1" svg:width="0.3cm" svg:height="0.5cm" svg:x="0.57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9">
            <text:p>9</text:p>
            <draw:frame table:end-cell-address="Sheet1.K2" table:end-x="0.285cm" table:end-y="0.498cm" draw:z-index="170" draw:name="Grafik 2" draw:style-name="gr1" draw:text-style-name="P1" svg:width="0.3cm" svg:height="0.5cm" svg:x="0.57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0">
            <text:p>10</text:p>
            <draw:frame table:end-cell-address="Sheet1.L2" table:end-x="0.284cm" table:end-y="0.498cm" draw:z-index="171" draw:name="Grafik 2" draw:style-name="gr1" draw:text-style-name="P1" svg:width="0.3cm" svg:height="0.5cm" svg:x="0.57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1">
            <text:p>11</text:p>
            <draw:frame table:end-cell-address="Sheet1.M2" table:end-x="0.282cm" table:end-y="0.498cm" draw:z-index="172" draw:name="Grafik 2" draw:style-name="gr1" draw:text-style-name="P1" svg:width="0.3cm" svg:height="0.5cm" svg:x="0.56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2">
            <text:p>12</text:p>
            <draw:frame table:end-cell-address="Sheet1.N2" table:end-x="0.281cm" table:end-y="0.498cm" draw:z-index="173" draw:name="Grafik 2" draw:style-name="gr1" draw:text-style-name="P1" svg:width="0.3cm" svg:height="0.5cm" svg:x="0.56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3">
            <text:p>13</text:p>
            <draw:frame table:end-cell-address="Sheet1.O2" table:end-x="0.279cm" table:end-y="0.498cm" draw:z-index="174" draw:name="Grafik 2" draw:style-name="gr1" draw:text-style-name="P1" svg:width="0.3cm" svg:height="0.5cm" svg:x="0.566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4">
            <text:p>14</text:p>
            <draw:frame table:end-cell-address="Sheet1.P2" table:end-x="0.278cm" table:end-y="0.498cm" draw:z-index="175" draw:name="Grafik 2" draw:style-name="gr1" draw:text-style-name="P1" svg:width="0.3cm" svg:height="0.5cm" svg:x="0.56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5">
            <text:p>15</text:p>
            <draw:frame table:end-cell-address="Sheet1.Q2" table:end-x="0.276cm" table:end-y="0.498cm" draw:z-index="176" draw:name="Grafik 2" draw:style-name="gr1" draw:text-style-name="P1" svg:width="0.3cm" svg:height="0.5cm" svg:x="0.563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6">
            <text:p>16</text:p>
            <draw:frame table:end-cell-address="Sheet1.R2" table:end-x="0.275cm" table:end-y="0.498cm" draw:z-index="177" draw:name="Grafik 2" draw:style-name="gr1" draw:text-style-name="P1" svg:width="0.3cm" svg:height="0.5cm" svg:x="0.56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7">
            <text:p>17</text:p>
            <draw:frame table:end-cell-address="Sheet1.S2" table:end-x="0.274cm" table:end-y="0.498cm" draw:z-index="178" draw:name="Grafik 2" draw:style-name="gr1" draw:text-style-name="P1" svg:width="0.3cm" svg:height="0.5cm" svg:x="0.56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8">
            <text:p>18</text:p>
            <draw:frame table:end-cell-address="Sheet1.T2" table:end-x="0.272cm" table:end-y="0.498cm" draw:z-index="179" draw:name="Grafik 2" draw:style-name="gr1" draw:text-style-name="P1" svg:width="0.3cm" svg:height="0.5cm" svg:x="0.55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19">
            <text:p>19</text:p>
            <draw:frame table:end-cell-address="Sheet1.U2" table:end-x="0.271cm" table:end-y="0.498cm" draw:z-index="180" draw:name="Grafik 2" draw:style-name="gr1" draw:text-style-name="P1" svg:width="0.3cm" svg:height="0.5cm" svg:x="0.55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0">
            <text:p>20</text:p>
            <draw:frame table:end-cell-address="Sheet1.V2" table:end-x="0.269cm" table:end-y="0.498cm" draw:z-index="181" draw:name="Grafik 2" draw:style-name="gr1" draw:text-style-name="P1" svg:width="0.3cm" svg:height="0.5cm" svg:x="0.556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1">
            <text:p>21</text:p>
            <draw:frame table:end-cell-address="Sheet1.W2" table:end-x="0.268cm" table:end-y="0.498cm" draw:z-index="182" draw:name="Grafik 2" draw:style-name="gr1" draw:text-style-name="P1" svg:width="0.3cm" svg:height="0.5cm" svg:x="0.55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2">
            <text:p>22</text:p>
            <draw:frame table:end-cell-address="Sheet1.X2" table:end-x="0.266cm" table:end-y="0.498cm" draw:z-index="183" draw:name="Grafik 2" draw:style-name="gr1" draw:text-style-name="P1" svg:width="0.3cm" svg:height="0.5cm" svg:x="0.553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3">
            <text:p>23</text:p>
            <draw:frame table:end-cell-address="Sheet1.Y2" table:end-x="0.264cm" table:end-y="0.498cm" draw:z-index="184" draw:name="Grafik 2" draw:style-name="gr1" draw:text-style-name="P1" svg:width="0.3cm" svg:height="0.5cm" svg:x="0.551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4">
            <text:p>24</text:p>
            <draw:frame table:end-cell-address="Sheet1.Z2" table:end-x="0.263cm" table:end-y="0.498cm" draw:z-index="185" draw:name="Grafik 2" draw:style-name="gr1" draw:text-style-name="P1" svg:width="0.3cm" svg:height="0.5cm" svg:x="0.5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5">
            <text:p>25</text:p>
            <draw:frame table:end-cell-address="Sheet1.AA2" table:end-x="0.261cm" table:end-y="0.498cm" draw:z-index="186" draw:name="Grafik 2" draw:style-name="gr1" draw:text-style-name="P1" svg:width="0.3cm" svg:height="0.5cm" svg:x="0.548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6">
            <text:p>26</text:p>
            <draw:frame table:end-cell-address="Sheet1.AB2" table:end-x="0.26cm" table:end-y="0.498cm" draw:z-index="187" draw:name="Grafik 2" draw:style-name="gr1" draw:text-style-name="P1" svg:width="0.3cm" svg:height="0.5cm" svg:x="0.54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7">
            <text:p>27</text:p>
            <draw:frame table:end-cell-address="Sheet1.AC2" table:end-x="0.258cm" table:end-y="0.498cm" draw:z-index="188" draw:name="Grafik 2" draw:style-name="gr1" draw:text-style-name="P1" svg:width="0.3cm" svg:height="0.5cm" svg:x="0.54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8">
            <text:p>28</text:p>
            <draw:frame table:end-cell-address="Sheet1.AD2" table:end-x="0.257cm" table:end-y="0.498cm" draw:z-index="189" draw:name="Grafik 2" draw:style-name="gr1" draw:text-style-name="P1" svg:width="0.3cm" svg:height="0.5cm" svg:x="0.54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29">
            <text:p>29</text:p>
            <draw:frame table:end-cell-address="Sheet1.AE2" table:end-x="0.255cm" table:end-y="0.498cm" draw:z-index="190" draw:name="Grafik 2" draw:style-name="gr1" draw:text-style-name="P1" svg:width="0.3cm" svg:height="0.5cm" svg:x="0.54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0">
            <text:p>30</text:p>
            <draw:frame table:end-cell-address="Sheet1.AF2" table:end-x="0.253cm" table:end-y="0.498cm" draw:z-index="191" draw:name="Grafik 2" draw:style-name="gr1" draw:text-style-name="P1" svg:width="0.3cm" svg:height="0.5cm" svg:x="0.5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1">
            <text:p>31</text:p>
            <draw:frame table:end-cell-address="Sheet1.AG2" table:end-x="0.252cm" table:end-y="0.498cm" draw:z-index="192" draw:name="Grafik 2" draw:style-name="gr1" draw:text-style-name="P1" svg:width="0.3cm" svg:height="0.5cm" svg:x="0.539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2">
            <text:p>32</text:p>
            <draw:frame table:end-cell-address="Sheet1.AH2" table:end-x="0.251cm" table:end-y="0.498cm" draw:z-index="193" draw:name="Grafik 2" draw:style-name="gr1" draw:text-style-name="P1" svg:width="0.3cm" svg:height="0.5cm" svg:x="0.53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3">
            <text:p>33</text:p>
            <draw:frame table:end-cell-address="Sheet1.AI2" table:end-x="0.25cm" table:end-y="0.498cm" draw:z-index="194" draw:name="Grafik 2" draw:style-name="gr1" draw:text-style-name="P1" svg:width="0.3cm" svg:height="0.5cm" svg:x="0.537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4">
            <text:p>34</text:p>
            <draw:frame table:end-cell-address="Sheet1.AJ2" table:end-x="0.248cm" table:end-y="0.498cm" draw:z-index="195" draw:name="Grafik 2" draw:style-name="gr1" draw:text-style-name="P1" svg:width="0.3cm" svg:height="0.5cm" svg:x="0.535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5">
            <text:p>35</text:p>
            <draw:frame table:end-cell-address="Sheet1.AK2" table:end-x="0.247cm" table:end-y="0.498cm" draw:z-index="196" draw:name="Grafik 2" draw:style-name="gr1" draw:text-style-name="P1" svg:width="0.3cm" svg:height="0.5cm" svg:x="0.534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6">
            <text:p>36</text:p>
            <draw:frame table:end-cell-address="Sheet1.AL2" table:end-x="0.245cm" table:end-y="0.498cm" draw:z-index="0" draw:name="Grafik 2" draw:style-name="gr1" draw:text-style-name="P1" svg:width="0.3cm" svg:height="0.5cm" svg:x="0.532cm" svg:y="0.584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  <draw:frame table:end-cell-address="Sheet1.B3" table:end-x="0.399cm" table:end-y="0.496cm" draw:z-index="4" draw:name="Grafik 19" draw:style-name="gr1" draw:text-style-name="P1" svg:width="0.4cm" svg:height="0.5cm" svg:x="0.585cm" svg:y="0.583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  <draw:frame table:end-cell-address="Sheet1.B4" table:end-x="0.299cm" table:end-y="0.493cm" draw:z-index="5" draw:name="Grafik 2" draw:style-name="gr1" draw:text-style-name="P1" svg:width="0.3cm" svg:height="0.5cm" svg:x="0.585cm" svg:y="0.58cm">
              <draw:image xlink:href="Pictures/10000201000000C8000001907CD7514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3" table:end-x="0.501cm" table:end-y="0.501cm" draw:z-index="215" draw:name="Grafik 1" draw:style-name="gr1" draw:text-style-name="P1" svg:width="0.5cm" svg:height="0.5cm" svg:x="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45cm" table:end-y="0.501cm" draw:z-index="426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35cm" table:end-y="0.501cm" draw:z-index="252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cm" table:end-y="0.501cm" draw:z-index="218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cm" table:end-y="0.501cm" draw:z-index="219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499cm" table:end-y="0.501cm" draw:z-index="220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499cm" table:end-y="0.501cm" draw:z-index="221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499cm" table:end-y="0.501cm" draw:z-index="222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9cm" table:end-y="0.501cm" draw:z-index="398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8cm" table:end-y="0.501cm" draw:z-index="225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Sheet1.L3" table:end-x="0.499cm" table:end-y="0.501cm" draw:z-index="399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8cm" table:end-y="0.501cm" draw:z-index="226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8cm" table:end-y="0.501cm" draw:z-index="227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498cm" table:end-y="0.501cm" draw:z-index="228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497cm" table:end-y="0.501cm" draw:z-index="229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498cm" table:end-y="0.501cm" draw:z-index="230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98cm" table:end-y="0.501cm" draw:z-index="231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98cm" table:end-y="0.501cm" draw:z-index="232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8cm" table:end-y="0.501cm" draw:z-index="233" draw:name="Grafik 1" draw:style-name="gr1" draw:text-style-name="P1" svg:width="0.5cm" svg:height="0.5cm" svg:x="0.585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97cm" table:end-y="0.501cm" draw:z-index="234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97cm" table:end-y="0.501cm" draw:z-index="235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97cm" table:end-y="0.501cm" draw:z-index="236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97cm" table:end-y="0.501cm" draw:z-index="237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97cm" table:end-y="0.501cm" draw:z-index="238" draw:name="Grafik 1" draw:style-name="gr1" draw:text-style-name="P1" svg:width="0.5cm" svg:height="0.5cm" svg:x="0.584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96cm" table:end-y="0.501cm" draw:z-index="239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96cm" table:end-y="0.501cm" draw:z-index="240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96cm" table:end-y="0.501cm" draw:z-index="241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96cm" table:end-y="0.501cm" draw:z-index="242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95cm" table:end-y="0.501cm" draw:z-index="243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95cm" table:end-y="0.501cm" draw:z-index="244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95cm" table:end-y="0.501cm" draw:z-index="245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96cm" table:end-y="0.501cm" draw:z-index="246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96cm" table:end-y="0.501cm" draw:z-index="247" draw:name="Grafik 1" draw:style-name="gr1" draw:text-style-name="P1" svg:width="0.5cm" svg:height="0.5cm" svg:x="0.583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495cm" table:end-y="0.501cm" draw:z-index="248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K3" table:end-x="0.495cm" table:end-y="0.501cm" draw:z-index="249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AL3" table:end-x="0.495cm" table:end-y="0.501cm" draw:z-index="197" draw:name="Grafik 1" draw:style-name="gr1" draw:text-style-name="P1" svg:width="0.5cm" svg:height="0.5cm" svg:x="0.582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Sheet1.C5" table:end-x="0.348cm" table:end-y="0.491cm" draw:z-index="22" draw:name="Grafik 8" draw:style-name="gr1" draw:text-style-name="P1" svg:width="0.35cm" svg:height="0.5cm" svg:x="0.585cm" svg:y="0.578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351cm" table:end-y="0.501cm" draw:z-index="250" draw:name="Grafik 18" draw:style-name="gr1" draw:text-style-name="P1" svg:width="0.35cm" svg:height="0.5cm" svg:x="0.001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45cm" table:end-y="0.491cm" draw:z-index="59" draw:name="Grafik 6" draw:style-name="gr1" draw:text-style-name="P1" svg:width="0.45cm" svg:height="0.5cm" svg:x="0.582cm" svg:y="0.57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D4" table:end-x="0.3cm" table:end-y="0.501cm" draw:z-index="636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5cm" table:end-y="0.501cm" draw:z-index="217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3cm" table:end-y="0.501cm" draw:z-index="638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45cm" table:end-y="0.501cm" draw:z-index="429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299cm" table:end-y="0.501cm" draw:z-index="640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499cm" table:end-y="0.501cm" draw:z-index="396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99cm" table:end-y="0.501cm" draw:z-index="397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9cm" table:end-y="0.501cm" draw:z-index="223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99cm" table:end-y="0.501cm" draw:z-index="224" draw:name="Grafik 1" draw:style-name="gr1" draw:text-style-name="P1" svg:width="0.5cm" svg:height="0.5cm" svg:x="-0.001cm" svg:y="0.001cm">
              <draw:image xlink:href="Pictures/10000201000004B0000004B019A4E66F.png" xlink:type="simple" xlink:show="embed" xlink:actuate="onLoad">
                <text:p/>
              </draw:image>
            </draw:frame>
            <draw:frame table:end-cell-address="Sheet1.M4" table:end-x="0.498cm" table:end-y="0.501cm" draw:z-index="400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8cm" table:end-y="0.501cm" draw:z-index="401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8cm" table:end-y="0.501cm" draw:z-index="402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98cm" table:end-y="0.501cm" draw:z-index="403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7cm" table:end-y="0.501cm" draw:z-index="404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98cm" table:end-y="0.501cm" draw:z-index="405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98cm" table:end-y="0.501cm" draw:z-index="406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98cm" table:end-y="0.501cm" draw:z-index="407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8cm" table:end-y="0.501cm" draw:z-index="408" draw:name="Grafik 3" draw:style-name="gr1" draw:text-style-name="P1" svg:width="0.5cm" svg:height="0.5cm" svg:x="0.585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97cm" table:end-y="0.501cm" draw:z-index="409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97cm" table:end-y="0.501cm" draw:z-index="410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97cm" table:end-y="0.501cm" draw:z-index="411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97cm" table:end-y="0.501cm" draw:z-index="412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97cm" table:end-y="0.501cm" draw:z-index="413" draw:name="Grafik 3" draw:style-name="gr1" draw:text-style-name="P1" svg:width="0.5cm" svg:height="0.5cm" svg:x="0.584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296cm" table:end-y="0.501cm" draw:z-index="379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296cm" table:end-y="0.501cm" draw:z-index="380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96cm" table:end-y="0.501cm" draw:z-index="416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96cm" table:end-y="0.501cm" draw:z-index="417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95cm" table:end-y="0.501cm" draw:z-index="418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95cm" table:end-y="0.501cm" draw:z-index="419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95cm" table:end-y="0.501cm" draw:z-index="420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96cm" table:end-y="0.501cm" draw:z-index="421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3cm" table:end-y="0.491cm" draw:z-index="54" draw:name="Grafik 8" draw:style-name="gr1" draw:text-style-name="P1" svg:width="0.35cm" svg:height="0.5cm" svg:x="0.537cm" svg:y="0.57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I4" table:end-x="0.496cm" table:end-y="0.501cm" draw:z-index="422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298cm" table:end-y="0.491cm" draw:z-index="55" draw:name="Grafik 8" draw:style-name="gr1" draw:text-style-name="P1" svg:width="0.35cm" svg:height="0.5cm" svg:x="0.535cm" svg:y="0.57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J4" table:end-x="0.495cm" table:end-y="0.501cm" draw:z-index="423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K5" table:end-x="0.297cm" table:end-y="0.491cm" draw:z-index="56" draw:name="Grafik 8" draw:style-name="gr1" draw:text-style-name="P1" svg:width="0.35cm" svg:height="0.5cm" svg:x="0.534cm" svg:y="0.57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K4" table:end-x="0.495cm" table:end-y="0.501cm" draw:z-index="424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L4" table:end-x="0.345cm" table:end-y="0.501cm" draw:z-index="198" draw:name="Grafik 8" draw:style-name="gr1" draw:text-style-name="P1" svg:width="0.35cm" svg:height="0.5cm" svg:x="0.582cm" svg:y="0.001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4">
            <text:p>4</text:p>
            <draw:frame table:end-cell-address="Sheet1.B6" table:end-x="0.349cm" table:end-y="0.488cm" draw:z-index="6" draw:name="Grafik 18" draw:style-name="gr1" draw:text-style-name="P1" svg:width="0.35cm" svg:height="0.5cm" svg:x="0.585cm" svg:y="0.575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B5" table:end-x="0.501cm" table:end-y="0.501cm" draw:z-index="214" draw:name="Grafik 1" draw:style-name="gr1" draw:text-style-name="P1" svg:width="0.5cm" svg:height="0.5cm" svg:x="0.001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5" table:end-x="0.35cm" table:end-y="0.501cm" draw:z-index="251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F5" table:end-x="0.45cm" table:end-y="0.501cm" draw:z-index="428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cm" table:end-y="0.501cm" draw:z-index="674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38cm" table:end-y="0.488cm" draw:z-index="63" draw:name="Grafik 6" draw:style-name="gr1" draw:text-style-name="P1" svg:width="0.45cm" svg:height="0.5cm" svg:x="0.575cm" svg:y="0.57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H5" table:end-x="0.499cm" table:end-y="0.501cm" draw:z-index="395" draw:name="Grafik 3" draw:style-name="gr1" draw:text-style-name="P1" svg:width="0.5cm" svg:height="0.5cm" svg:x="-0.001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37cm" table:end-y="0.488cm" draw:z-index="64" draw:name="Grafik 6" draw:style-name="gr1" draw:text-style-name="P1" svg:width="0.45cm" svg:height="0.5cm" svg:x="0.574cm" svg:y="0.57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I5" table:end-x="0.499cm" table:end-y="0.501cm" draw:z-index="676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99cm" table:end-y="0.501cm" draw:z-index="677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299cm" table:end-y="0.501cm" draw:z-index="363" draw:name="Grafik 7" draw:style-name="gr1" draw:text-style-name="P1" svg:width="0.3cm" svg:height="0.5cm" svg:x="-0.00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299cm" table:end-y="0.501cm" draw:z-index="364" draw:name="Grafik 7" draw:style-name="gr1" draw:text-style-name="P1" svg:width="0.3cm" svg:height="0.5cm" svg:x="-0.001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Sheet1.M5" table:end-x="0.498cm" table:end-y="0.501cm" draw:z-index="680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8cm" table:end-y="0.501cm" draw:z-index="681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298cm" table:end-y="0.501cm" draw:z-index="367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298cm" table:end-y="0.501cm" draw:z-index="368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297cm" table:end-y="0.501cm" draw:z-index="369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98cm" table:end-y="0.501cm" draw:z-index="685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24cm" table:end-y="0.488cm" draw:z-index="73" draw:name="Grafik 6" draw:style-name="gr1" draw:text-style-name="P1" svg:width="0.45cm" svg:height="0.5cm" svg:x="0.561cm" svg:y="0.57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S5" table:end-x="0.498cm" table:end-y="0.501cm" draw:z-index="686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98cm" table:end-y="0.501cm" draw:z-index="687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298cm" table:end-y="0.501cm" draw:z-index="373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297cm" table:end-y="0.501cm" draw:z-index="374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318cm" table:end-y="0.488cm" draw:z-index="42" draw:name="Grafik 8" draw:style-name="gr1" draw:text-style-name="P1" svg:width="0.35cm" svg:height="0.5cm" svg:x="0.555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W5" table:end-x="0.297cm" table:end-y="0.501cm" draw:z-index="375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316cm" table:end-y="0.488cm" draw:z-index="43" draw:name="Grafik 8" draw:style-name="gr1" draw:text-style-name="P1" svg:width="0.35cm" svg:height="0.5cm" svg:x="0.553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X5" table:end-x="0.297cm" table:end-y="0.501cm" draw:z-index="376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297cm" table:end-y="0.501cm" draw:z-index="377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297cm" table:end-y="0.501cm" draw:z-index="378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96cm" table:end-y="0.501cm" draw:z-index="414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96cm" table:end-y="0.501cm" draw:z-index="415" draw:name="Grafik 3" draw:style-name="gr1" draw:text-style-name="P1" svg:width="0.5cm" svg:height="0.5cm" svg:x="0.583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296cm" table:end-y="0.501cm" draw:z-index="381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307cm" table:end-y="0.488cm" draw:z-index="49" draw:name="Grafik 8" draw:style-name="gr1" draw:text-style-name="P1" svg:width="0.35cm" svg:height="0.5cm" svg:x="0.544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D5" table:end-x="0.296cm" table:end-y="0.501cm" draw:z-index="382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305cm" table:end-y="0.488cm" draw:z-index="51" draw:name="Grafik 8" draw:style-name="gr1" draw:text-style-name="P1" svg:width="0.35cm" svg:height="0.5cm" svg:x="0.542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E5" table:end-x="0.295cm" table:end-y="0.501cm" draw:z-index="383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303cm" table:end-y="0.488cm" draw:z-index="52" draw:name="Grafik 8" draw:style-name="gr1" draw:text-style-name="P1" svg:width="0.35cm" svg:height="0.5cm" svg:x="0.54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F5" table:end-x="0.295cm" table:end-y="0.501cm" draw:z-index="384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295cm" table:end-y="0.501cm" draw:z-index="385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301cm" table:end-y="0.488cm" draw:z-index="53" draw:name="Grafik 8" draw:style-name="gr1" draw:text-style-name="P1" svg:width="0.35cm" svg:height="0.5cm" svg:x="0.537cm" svg:y="0.57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H5" table:end-x="0.296cm" table:end-y="0.501cm" draw:z-index="386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AL5" table:end-x="0.495cm" table:end-y="0.501cm" draw:z-index="199" draw:name="Grafik 3" draw:style-name="gr1" draw:text-style-name="P1" svg:width="0.5cm" svg:height="0.5cm" svg:x="0.582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5">
            <text:p>5</text:p>
            <draw:frame table:end-cell-address="Sheet1.B7" table:end-x="0.399cm" table:end-y="0.486cm" draw:z-index="7" draw:name="Grafik 4" draw:style-name="gr1" draw:text-style-name="P1" svg:width="0.4cm" svg:height="0.5cm" svg:x="0.585cm" svg:y="0.573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7" table:end-x="0.346cm" table:end-y="0.486cm" draw:z-index="23" draw:name="Grafik 8" draw:style-name="gr1" draw:text-style-name="P1" svg:width="0.35cm" svg:height="0.5cm" svg:x="0.583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C6" table:end-x="0.401cm" table:end-y="0.501cm" draw:z-index="530" draw:name="Grafik 4" draw:style-name="gr1" draw:text-style-name="P1" svg:width="0.4cm" svg:height="0.5cm" svg:x="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cm" table:end-y="0.501cm" draw:z-index="216" draw:name="Grafik 1" draw:style-name="gr1" draw:text-style-name="P1" svg:width="0.5cm" svg:height="0.5cm" svg:x="0cm" svg:y="0.001cm">
              <draw:image xlink:href="Pictures/10000201000004B0000004B019A4E66F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3cm" table:end-y="0.501cm" draw:z-index="637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cm" table:end-y="0.501cm" draw:z-index="673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3cm" table:end-y="0.501cm" draw:z-index="639" draw:name="Grafik 11" draw:style-name="gr1" draw:text-style-name="P1" svg:width="0.3cm" svg:height="0.5cm" svg:x="0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49cm" table:end-y="0.501cm" draw:z-index="430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6" table:end-x="0.499cm" table:end-y="0.501cm" draw:z-index="678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298cm" table:end-y="0.501cm" draw:z-index="365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  <draw:frame table:end-cell-address="Sheet1.L6" table:end-x="0.499cm" table:end-y="0.501cm" draw:z-index="679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31cm" table:end-y="0.486cm" draw:z-index="103" draw:name="Grafik 17" draw:style-name="gr1" draw:text-style-name="P1" svg:width="0.45cm" svg:height="0.5cm" svg:x="0.568cm" svg:y="0.573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N6" table:end-x="0.298cm" table:end-y="0.501cm" draw:z-index="366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498cm" table:end-y="0.501cm" draw:z-index="682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98cm" table:end-y="0.501cm" draw:z-index="683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26cm" table:end-y="0.486cm" draw:z-index="36" draw:name="Grafik 8" draw:style-name="gr1" draw:text-style-name="P1" svg:width="0.35cm" svg:height="0.5cm" svg:x="0.563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Q6" table:end-x="0.497cm" table:end-y="0.501cm" draw:z-index="684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25cm" table:end-y="0.486cm" draw:z-index="72" draw:name="Grafik 6" draw:style-name="gr1" draw:text-style-name="P1" svg:width="0.45cm" svg:height="0.5cm" svg:x="0.561cm" svg:y="0.573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R6" table:end-x="0.298cm" table:end-y="0.501cm" draw:z-index="370" draw:name="Grafik 7" draw:style-name="gr1" draw:text-style-name="P1" svg:width="0.3cm" svg:height="0.5cm" svg:x="0.584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T6" table:end-x="0.298cm" table:end-y="0.501cm" draw:z-index="372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398cm" table:end-y="0.501cm" draw:z-index="548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19cm" table:end-y="0.486cm" draw:z-index="76" draw:name="Grafik 6" draw:style-name="gr1" draw:text-style-name="P1" svg:width="0.45cm" svg:height="0.5cm" svg:x="0.556cm" svg:y="0.573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V6" table:end-x="0.397cm" table:end-y="0.501cm" draw:z-index="549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Y7" table:end-x="0.314cm" table:end-y="0.486cm" draw:z-index="44" draw:name="Grafik 8" draw:style-name="gr1" draw:text-style-name="P1" svg:width="0.35cm" svg:height="0.5cm" svg:x="0.551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Y6" table:end-x="0.397cm" table:end-y="0.501cm" draw:z-index="552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313cm" table:end-y="0.486cm" draw:z-index="45" draw:name="Grafik 8" draw:style-name="gr1" draw:text-style-name="P1" svg:width="0.35cm" svg:height="0.5cm" svg:x="0.55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Z6" table:end-x="0.397cm" table:end-y="0.501cm" draw:z-index="553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311cm" table:end-y="0.486cm" draw:z-index="46" draw:name="Grafik 8" draw:style-name="gr1" draw:text-style-name="P1" svg:width="0.35cm" svg:height="0.5cm" svg:x="0.548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A6" table:end-x="0.396cm" table:end-y="0.501cm" draw:z-index="554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96cm" table:end-y="0.501cm" draw:z-index="555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08cm" table:end-y="0.486cm" draw:z-index="48" draw:name="Grafik 8" draw:style-name="gr1" draw:text-style-name="P1" svg:width="0.35cm" svg:height="0.5cm" svg:x="0.545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C6" table:end-x="0.396cm" table:end-y="0.501cm" draw:z-index="556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AG7" table:end-x="0.302cm" table:end-y="0.486cm" draw:z-index="50" draw:name="Grafik 8" draw:style-name="gr1" draw:text-style-name="P1" svg:width="0.35cm" svg:height="0.5cm" svg:x="0.539cm" svg:y="0.57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G6" table:end-x="0.395cm" table:end-y="0.501cm" draw:z-index="560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I6" table:end-x="0.396cm" table:end-y="0.501cm" draw:z-index="562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295cm" table:end-y="0.501cm" draw:z-index="388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K6" table:end-x="0.295cm" table:end-y="0.501cm" draw:z-index="389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L6" table:end-x="0.295cm" table:end-y="0.501cm" draw:z-index="200" draw:name="Grafik 7" draw:style-name="gr1" draw:text-style-name="P1" svg:width="0.3cm" svg:height="0.5cm" svg:x="0.582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6">
            <text:p>6</text:p>
            <draw:frame table:end-cell-address="Sheet1.B8" table:end-x="0.449cm" table:end-y="0.483cm" draw:z-index="8" draw:name="Grafik 15" draw:style-name="gr1" draw:text-style-name="P1" svg:width="0.45cm" svg:height="0.5cm" svg:x="0.585cm" svg:y="0.57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7" table:end-x="0.451cm" table:end-y="0.501cm" draw:z-index="425" draw:name="Grafik 15" draw:style-name="gr1" draw:text-style-name="P1" svg:width="0.45cm" svg:height="0.5cm" svg:x="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E7" table:end-x="0.45cm" table:end-y="0.501cm" draw:z-index="427" draw:name="Grafik 15" draw:style-name="gr1" draw:text-style-name="P1" svg:width="0.45cm" svg:height="0.5cm" svg:x="0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5cm" table:end-y="0.501cm" draw:z-index="253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cm" table:end-y="0.501cm" draw:z-index="394" draw:name="Grafik 3" draw:style-name="gr1" draw:text-style-name="P1" svg:width="0.5cm" svg:height="0.5cm" svg:x="0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99cm" table:end-y="0.501cm" draw:z-index="675" draw:name="Grafik 5" draw:style-name="gr1" draw:text-style-name="P1" svg:width="0.5cm" svg:height="0.5cm" svg:x="-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I7" table:end-x="0.399cm" table:end-y="0.501cm" draw:z-index="536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35cm" table:end-y="0.483cm" draw:z-index="65" draw:name="Grafik 6" draw:style-name="gr1" draw:text-style-name="P1" svg:width="0.45cm" svg:height="0.5cm" svg:x="0.572cm" svg:y="0.57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J7" table:end-x="0.299cm" table:end-y="0.501cm" draw:z-index="642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299cm" table:end-y="0.501cm" draw:z-index="643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449cm" table:end-y="0.501cm" draw:z-index="434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Sheet1.M7" table:end-x="0.398cm" table:end-y="0.501cm" draw:z-index="540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O7" table:end-x="0.348cm" table:end-y="0.501cm" draw:z-index="472" draw:name="Grafik 9" draw:style-name="gr1" draw:text-style-name="P1" svg:width="0.35cm" svg:height="0.5cm" svg:x="0.58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28cm" table:end-y="0.483cm" draw:z-index="35" draw:name="Grafik 8" draw:style-name="gr1" draw:text-style-name="P1" svg:width="0.35cm" svg:height="0.5cm" svg:x="0.565cm" svg:y="0.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P7" table:end-x="0.348cm" table:end-y="0.501cm" draw:z-index="473" draw:name="Grafik 9" draw:style-name="gr1" draw:text-style-name="P1" svg:width="0.35cm" svg:height="0.5cm" svg:x="0.58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S7" table:end-x="0.298cm" table:end-y="0.501cm" draw:z-index="371" draw:name="Grafik 7" draw:style-name="gr1" draw:text-style-name="P1" svg:width="0.3cm" svg:height="0.5cm" svg:x="0.585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22cm" table:end-y="0.483cm" draw:z-index="74" draw:name="Grafik 6" draw:style-name="gr1" draw:text-style-name="P1" svg:width="0.45cm" svg:height="0.5cm" svg:x="0.559cm" svg:y="0.57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T7" table:end-x="0.398cm" table:end-y="0.501cm" draw:z-index="547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321cm" table:end-y="0.483cm" draw:z-index="40" draw:name="Grafik 8" draw:style-name="gr1" draw:text-style-name="P1" svg:width="0.35cm" svg:height="0.5cm" svg:x="0.558cm" svg:y="0.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U7" table:end-x="0.498cm" table:end-y="0.501cm" draw:z-index="688" draw:name="Grafik 5" draw:style-name="gr1" draw:text-style-name="P1" svg:width="0.5cm" svg:height="0.5cm" svg:x="0.585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319cm" table:end-y="0.483cm" draw:z-index="41" draw:name="Grafik 8" draw:style-name="gr1" draw:text-style-name="P1" svg:width="0.35cm" svg:height="0.5cm" svg:x="0.556cm" svg:y="0.57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397cm" table:end-y="0.501cm" draw:z-index="550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397cm" table:end-y="0.501cm" draw:z-index="551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AB8" table:end-x="0.31cm" table:end-y="0.483cm" draw:z-index="47" draw:name="Grafik 8" draw:style-name="gr1" draw:text-style-name="P1" svg:width="0.35cm" svg:height="0.5cm" svg:x="0.547cm" svg:y="0.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AB7" table:end-x="0.346cm" table:end-y="0.501cm" draw:z-index="485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D7" table:end-x="0.496cm" table:end-y="0.501cm" draw:z-index="697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95cm" table:end-y="0.501cm" draw:z-index="698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395cm" table:end-y="0.501cm" draw:z-index="559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H7" table:end-x="0.396cm" table:end-y="0.501cm" draw:z-index="561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346cm" table:end-y="0.501cm" draw:z-index="492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395cm" table:end-y="0.501cm" draw:z-index="563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K7" table:end-x="0.395cm" table:end-y="0.501cm" draw:z-index="564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L7" table:end-x="0.395cm" table:end-y="0.501cm" draw:z-index="201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7">
            <text:p>7</text:p>
            <draw:frame table:end-cell-address="Sheet1.B9" table:end-x="0.449cm" table:end-y="0.481cm" draw:z-index="9" draw:name="Grafik 17" draw:style-name="gr1" draw:text-style-name="P1" svg:width="0.45cm" svg:height="0.5cm" svg:x="0.585cm" svg:y="0.568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9" table:end-x="0.396cm" table:end-y="0.481cm" draw:z-index="128" draw:name="Grafik 19" draw:style-name="gr1" draw:text-style-name="P1" svg:width="0.4cm" svg:height="0.5cm" svg:x="0.583cm" svg:y="0.568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C8" table:end-x="0.501cm" table:end-y="0.501cm" draw:z-index="705" draw:name="Grafik 10" draw:style-name="gr1" draw:text-style-name="P1" svg:width="0.5cm" svg:height="0.5cm" svg:x="0.001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cm" table:end-y="0.501cm" draw:z-index="391" draw:name="Grafik 3" draw:style-name="gr1" draw:text-style-name="P1" svg:width="0.5cm" svg:height="0.5cm" svg:x="0cm" svg:y="0.001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43cm" table:end-y="0.481cm" draw:z-index="60" draw:name="Grafik 6" draw:style-name="gr1" draw:text-style-name="P1" svg:width="0.45cm" svg:height="0.5cm" svg:x="0.58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E8" table:end-x="0.35cm" table:end-y="0.501cm" draw:z-index="322" draw:name="Grafik 12" draw:style-name="gr1" draw:text-style-name="P1" svg:width="0.35cm" svg:height="0.5cm" svg:x="0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cm" table:end-y="0.501cm" draw:z-index="708" draw:name="Grafik 10" draw:style-name="gr1" draw:text-style-name="P1" svg:width="0.5cm" svg:height="0.5cm" svg:x="0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44cm" table:end-y="0.481cm" draw:z-index="62" draw:name="Grafik 6" draw:style-name="gr1" draw:text-style-name="P1" svg:width="0.45cm" svg:height="0.5cm" svg:x="0.577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G8" table:end-x="0.35cm" table:end-y="0.501cm" draw:z-index="324" draw:name="Grafik 12" draw:style-name="gr1" draw:text-style-name="P1" svg:width="0.35cm" svg:height="0.5cm" svg:x="0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349cm" table:end-y="0.501cm" draw:z-index="325" draw:name="Grafik 12" draw:style-name="gr1" draw:text-style-name="P1" svg:width="0.35cm" svg:height="0.5cm" svg:x="-0.001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299cm" table:end-y="0.501cm" draw:z-index="641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399cm" table:end-y="0.501cm" draw:z-index="537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M9" table:end-x="0.332cm" table:end-y="0.481cm" draw:z-index="32" draw:name="Grafik 8" draw:style-name="gr1" draw:text-style-name="P1" svg:width="0.35cm" svg:height="0.5cm" svg:x="0.569cm" svg:y="0.568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M8" table:end-x="0.448cm" table:end-y="0.501cm" draw:z-index="435" draw:name="Grafik 15" draw:style-name="gr1" draw:text-style-name="P1" svg:width="0.45cm" svg:height="0.5cm" svg:x="0.585cm" svg:y="0.001cm">
              <draw:image xlink:href="Pictures/10000201000004B000000501AC5F13AA.png" xlink:type="simple" xlink:show="embed" xlink:actuate="onLoad">
                <text:p/>
              </draw:image>
            </draw:frame>
            <draw:frame table:end-cell-address="Sheet1.L8" table:end-x="0.349cm" table:end-y="0.501cm" draw:z-index="469" draw:name="Grafik 9" draw:style-name="gr1" draw:text-style-name="P1" svg:width="0.35cm" svg:height="0.5cm" svg:x="-0.001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98cm" table:end-y="0.501cm" draw:z-index="541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398cm" table:end-y="0.501cm" draw:z-index="542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Q8" table:end-x="0.397cm" table:end-y="0.501cm" draw:z-index="544" draw:name="Grafik 4" draw:style-name="gr1" draw:text-style-name="P1" svg:width="0.4cm" svg:height="0.5cm" svg:x="0.584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298cm" table:end-y="0.501cm" draw:z-index="650" draw:name="Grafik 11" draw:style-name="gr1" draw:text-style-name="P1" svg:width="0.3cm" svg:height="0.5cm" svg:x="0.58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98cm" table:end-y="0.501cm" draw:z-index="546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22cm" table:end-y="0.481cm" draw:z-index="39" draw:name="Grafik 8" draw:style-name="gr1" draw:text-style-name="P1" svg:width="0.35cm" svg:height="0.5cm" svg:x="0.559cm" svg:y="0.568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21cm" table:end-y="0.481cm" draw:z-index="75" draw:name="Grafik 6" draw:style-name="gr1" draw:text-style-name="P1" svg:width="0.45cm" svg:height="0.5cm" svg:x="0.558cm" svg:y="0.568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W9" table:end-x="0.418cm" table:end-y="0.481cm" draw:z-index="77" draw:name="Grafik 6" draw:style-name="gr1" draw:text-style-name="P1" svg:width="0.45cm" svg:height="0.5cm" svg:x="0.555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W8" table:end-x="0.497cm" table:end-y="0.501cm" draw:z-index="690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97cm" table:end-y="0.501cm" draw:z-index="691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97cm" table:end-y="0.501cm" draw:z-index="692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347cm" table:end-y="0.501cm" draw:z-index="483" draw:name="Grafik 9" draw:style-name="gr1" draw:text-style-name="P1" svg:width="0.35cm" svg:height="0.5cm" svg:x="0.58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346cm" table:end-y="0.501cm" draw:z-index="484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C8" table:end-x="0.496cm" table:end-y="0.501cm" draw:z-index="696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407cm" table:end-y="0.481cm" draw:z-index="84" draw:name="Grafik 6" draw:style-name="gr1" draw:text-style-name="P1" svg:width="0.45cm" svg:height="0.5cm" svg:x="0.544cm" svg:y="0.568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D8" table:end-x="0.396cm" table:end-y="0.501cm" draw:z-index="557" draw:name="Grafik 4" draw:style-name="gr1" draw:text-style-name="P1" svg:width="0.4cm" svg:height="0.5cm" svg:x="0.583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345cm" table:end-y="0.501cm" draw:z-index="488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95cm" table:end-y="0.501cm" draw:z-index="699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95cm" table:end-y="0.501cm" draw:z-index="700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346cm" table:end-y="0.501cm" draw:z-index="491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296cm" table:end-y="0.501cm" draw:z-index="387" draw:name="Grafik 7" draw:style-name="gr1" draw:text-style-name="P1" svg:width="0.3cm" svg:height="0.5cm" svg:x="0.583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345cm" table:end-y="0.501cm" draw:z-index="493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K8" table:end-x="0.345cm" table:end-y="0.501cm" draw:z-index="494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L8" table:end-x="0.345cm" table:end-y="0.501cm" draw:z-index="202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8">
            <text:p>8</text:p>
            <draw:frame table:end-cell-address="Sheet1.B10" table:end-x="0.499cm" table:end-y="0.478cm" draw:z-index="10" draw:name="Grafik 10" draw:style-name="gr1" draw:text-style-name="P1" svg:width="0.5cm" svg:height="0.5cm" svg:x="0.585cm" svg:y="0.565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398cm" table:end-y="0.478cm" draw:z-index="127" draw:name="Grafik 19" draw:style-name="gr1" draw:text-style-name="P1" svg:width="0.4cm" svg:height="0.5cm" svg:x="0.585cm" svg:y="0.565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301cm" table:end-y="0.501cm" draw:z-index="635" draw:name="Grafik 11" draw:style-name="gr1" draw:text-style-name="P1" svg:width="0.3cm" svg:height="0.5cm" svg:x="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E9" table:end-x="0.5cm" table:end-y="0.501cm" draw:z-index="672" draw:name="Grafik 5" draw:style-name="gr1" draw:text-style-name="P1" svg:width="0.5cm" svg:height="0.5cm" svg:x="0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42cm" table:end-y="0.478cm" draw:z-index="61" draw:name="Grafik 6" draw:style-name="gr1" draw:text-style-name="P1" svg:width="0.45cm" svg:height="0.5cm" svg:x="0.579cm" svg:y="0.565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35cm" table:end-y="0.501cm" draw:z-index="254" draw:name="Grafik 18" draw:style-name="gr1" draw:text-style-name="P1" svg:width="0.35cm" svg:height="0.5cm" svg:x="0cm" svg:y="0.001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438cm" table:end-y="0.478cm" draw:z-index="98" draw:name="Grafik 17" draw:style-name="gr1" draw:text-style-name="P1" svg:width="0.45cm" svg:height="0.5cm" svg:x="0.575cm" svg:y="0.565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49cm" table:end-y="0.501cm" draw:z-index="431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449cm" table:end-y="0.501cm" draw:z-index="432" draw:name="Grafik 15" draw:style-name="gr1" draw:text-style-name="P1" svg:width="0.45cm" svg:height="0.5cm" svg:x="-0.001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399cm" table:end-y="0.501cm" draw:z-index="538" draw:name="Grafik 4" draw:style-name="gr1" draw:text-style-name="P1" svg:width="0.4cm" svg:height="0.5cm" svg:x="-0.001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299cm" table:end-y="0.501cm" draw:z-index="644" draw:name="Grafik 11" draw:style-name="gr1" draw:text-style-name="P1" svg:width="0.3cm" svg:height="0.5cm" svg:x="-0.001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331cm" table:end-y="0.478cm" draw:z-index="33" draw:name="Grafik 8" draw:style-name="gr1" draw:text-style-name="P1" svg:width="0.35cm" svg:height="0.5cm" svg:x="0.568cm" svg:y="0.56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N9" table:end-x="0.448cm" table:end-y="0.501cm" draw:z-index="437" draw:name="Grafik 15" draw:style-name="gr1" draw:text-style-name="P1" svg:width="0.45cm" svg:height="0.5cm" svg:x="0.58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29cm" table:end-y="0.478cm" draw:z-index="104" draw:name="Grafik 17" draw:style-name="gr1" draw:text-style-name="P1" svg:width="0.45cm" svg:height="0.5cm" svg:x="0.566cm" svg:y="0.56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O9" table:end-x="0.448cm" table:end-y="0.501cm" draw:z-index="436" draw:name="Grafik 15" draw:style-name="gr1" draw:text-style-name="P1" svg:width="0.45cm" svg:height="0.5cm" svg:x="0.585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398cm" table:end-y="0.501cm" draw:z-index="543" draw:name="Grafik 4" draw:style-name="gr1" draw:text-style-name="P1" svg:width="0.4cm" svg:height="0.5cm" svg:x="0.585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26cm" table:end-y="0.478cm" draw:z-index="71" draw:name="Grafik 6" draw:style-name="gr1" draw:text-style-name="P1" svg:width="0.45cm" svg:height="0.5cm" svg:x="0.563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Q9" table:end-x="0.447cm" table:end-y="0.501cm" draw:z-index="439" draw:name="Grafik 15" draw:style-name="gr1" draw:text-style-name="P1" svg:width="0.45cm" svg:height="0.5cm" svg:x="0.58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25cm" table:end-y="0.478cm" draw:z-index="37" draw:name="Grafik 8" draw:style-name="gr1" draw:text-style-name="P1" svg:width="0.35cm" svg:height="0.5cm" svg:x="0.561cm" svg:y="0.56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R9" table:end-x="0.448cm" table:end-y="0.501cm" draw:z-index="440" draw:name="Grafik 15" draw:style-name="gr1" draw:text-style-name="P1" svg:width="0.45cm" svg:height="0.5cm" svg:x="0.584cm" svg:y="0.001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24cm" table:end-y="0.478cm" draw:z-index="38" draw:name="Grafik 8" draw:style-name="gr1" draw:text-style-name="P1" svg:width="0.35cm" svg:height="0.5cm" svg:x="0.561cm" svg:y="0.56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S9" table:end-x="0.348cm" table:end-y="0.501cm" draw:z-index="476" draw:name="Grafik 9" draw:style-name="gr1" draw:text-style-name="P1" svg:width="0.35cm" svg:height="0.5cm" svg:x="0.585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U10" table:end-x="0.421cm" table:end-y="0.478cm" draw:z-index="110" draw:name="Grafik 17" draw:style-name="gr1" draw:text-style-name="P1" svg:width="0.45cm" svg:height="0.5cm" svg:x="0.558cm" svg:y="0.565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497cm" table:end-y="0.501cm" draw:z-index="689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X10" table:end-x="0.416cm" table:end-y="0.478cm" draw:z-index="78" draw:name="Grafik 6" draw:style-name="gr1" draw:text-style-name="P1" svg:width="0.45cm" svg:height="0.5cm" svg:x="0.553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X9" table:end-x="0.347cm" table:end-y="0.501cm" draw:z-index="481" draw:name="Grafik 9" draw:style-name="gr1" draw:text-style-name="P1" svg:width="0.35cm" svg:height="0.5cm" svg:x="0.584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297cm" table:end-y="0.501cm" draw:z-index="657" draw:name="Grafik 11" draw:style-name="gr1" draw:text-style-name="P1" svg:width="0.3cm" svg:height="0.5cm" svg:x="0.584cm" svg:y="0.001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13cm" table:end-y="0.478cm" draw:z-index="80" draw:name="Grafik 6" draw:style-name="gr1" draw:text-style-name="P1" svg:width="0.45cm" svg:height="0.5cm" svg:x="0.55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Z9" table:end-x="0.497cm" table:end-y="0.501cm" draw:z-index="693" draw:name="Grafik 5" draw:style-name="gr1" draw:text-style-name="P1" svg:width="0.5cm" svg:height="0.5cm" svg:x="0.584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11cm" table:end-y="0.478cm" draw:z-index="81" draw:name="Grafik 6" draw:style-name="gr1" draw:text-style-name="P1" svg:width="0.45cm" svg:height="0.5cm" svg:x="0.548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A9" table:end-x="0.496cm" table:end-y="0.501cm" draw:z-index="694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1cm" table:end-y="0.478cm" draw:z-index="82" draw:name="Grafik 6" draw:style-name="gr1" draw:text-style-name="P1" svg:width="0.45cm" svg:height="0.5cm" svg:x="0.547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B9" table:end-x="0.496cm" table:end-y="0.501cm" draw:z-index="695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08cm" table:end-y="0.478cm" draw:z-index="83" draw:name="Grafik 6" draw:style-name="gr1" draw:text-style-name="P1" svg:width="0.45cm" svg:height="0.5cm" svg:x="0.545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C9" table:end-x="0.346cm" table:end-y="0.501cm" draw:z-index="486" draw:name="Grafik 9" draw:style-name="gr1" draw:text-style-name="P1" svg:width="0.35cm" svg:height="0.5cm" svg:x="0.583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E10" table:end-x="0.405cm" table:end-y="0.478cm" draw:z-index="85" draw:name="Grafik 6" draw:style-name="gr1" draw:text-style-name="P1" svg:width="0.45cm" svg:height="0.5cm" svg:x="0.542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E9" table:end-x="0.395cm" table:end-y="0.501cm" draw:z-index="558" draw:name="Grafik 4" draw:style-name="gr1" draw:text-style-name="P1" svg:width="0.4cm" svg:height="0.5cm" svg:x="0.582cm" svg:y="0.001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03cm" table:end-y="0.478cm" draw:z-index="86" draw:name="Grafik 6" draw:style-name="gr1" draw:text-style-name="P1" svg:width="0.45cm" svg:height="0.5cm" svg:x="0.54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F9" table:end-x="0.345cm" table:end-y="0.501cm" draw:z-index="489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02cm" table:end-y="0.478cm" draw:z-index="87" draw:name="Grafik 6" draw:style-name="gr1" draw:text-style-name="P1" svg:width="0.45cm" svg:height="0.5cm" svg:x="0.539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G9" table:end-x="0.345cm" table:end-y="0.501cm" draw:z-index="490" draw:name="Grafik 9" draw:style-name="gr1" draw:text-style-name="P1" svg:width="0.35cm" svg:height="0.5cm" svg:x="0.582cm" svg:y="0.001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01cm" table:end-y="0.478cm" draw:z-index="88" draw:name="Grafik 6" draw:style-name="gr1" draw:text-style-name="P1" svg:width="0.45cm" svg:height="0.5cm" svg:x="0.537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H9" table:end-x="0.496cm" table:end-y="0.501cm" draw:z-index="701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cm" table:end-y="0.478cm" draw:z-index="89" draw:name="Grafik 6" draw:style-name="gr1" draw:text-style-name="P1" svg:width="0.45cm" svg:height="0.5cm" svg:x="0.537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I9" table:end-x="0.496cm" table:end-y="0.501cm" draw:z-index="702" draw:name="Grafik 5" draw:style-name="gr1" draw:text-style-name="P1" svg:width="0.5cm" svg:height="0.5cm" svg:x="0.583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398cm" table:end-y="0.478cm" draw:z-index="90" draw:name="Grafik 6" draw:style-name="gr1" draw:text-style-name="P1" svg:width="0.45cm" svg:height="0.5cm" svg:x="0.535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J9" table:end-x="0.495cm" table:end-y="0.501cm" draw:z-index="703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K10" table:end-x="0.397cm" table:end-y="0.478cm" draw:z-index="91" draw:name="Grafik 6" draw:style-name="gr1" draw:text-style-name="P1" svg:width="0.45cm" svg:height="0.5cm" svg:x="0.534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K9" table:end-x="0.495cm" table:end-y="0.501cm" draw:z-index="704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AL10" table:end-x="0.395cm" table:end-y="0.478cm" draw:z-index="1" draw:name="Grafik 6" draw:style-name="gr1" draw:text-style-name="P1" svg:width="0.45cm" svg:height="0.5cm" svg:x="0.532cm" svg:y="0.565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AL9" table:end-x="0.495cm" table:end-y="0.501cm" draw:z-index="203" draw:name="Grafik 5" draw:style-name="gr1" draw:text-style-name="P1" svg:width="0.5cm" svg:height="0.5cm" svg:x="0.582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9">
            <text:p>9</text:p>
            <draw:frame table:end-cell-address="Sheet1.B11" table:end-x="0.299cm" table:end-y="0.476cm" draw:z-index="11" draw:name="Grafik 11" draw:style-name="gr1" draw:text-style-name="P1" svg:width="0.3cm" svg:height="0.5cm" svg:x="0.585cm" svg:y="0.563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D10" table:end-x="0.4cm" table:end-y="0.5cm" draw:z-index="531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443cm" table:end-y="0.476cm" draw:z-index="95" draw:name="Grafik 17" draw:style-name="gr1" draw:text-style-name="P1" svg:width="0.45cm" svg:height="0.5cm" svg:x="0.58cm" svg:y="0.563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E10" table:end-x="0.4cm" table:end-y="0.5cm" draw:z-index="532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cm" table:end-y="0.5cm" draw:z-index="393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44cm" table:end-y="0.476cm" draw:z-index="97" draw:name="Grafik 17" draw:style-name="gr1" draw:text-style-name="P1" svg:width="0.45cm" svg:height="0.5cm" svg:x="0.577cm" svg:y="0.563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399cm" table:end-y="0.5cm" draw:z-index="535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37cm" table:end-y="0.476cm" draw:z-index="99" draw:name="Grafik 17" draw:style-name="gr1" draw:text-style-name="P1" svg:width="0.45cm" svg:height="0.5cm" svg:x="0.574cm" svg:y="0.563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349cm" table:end-y="0.5cm" draw:z-index="467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334cm" table:end-y="0.476cm" draw:z-index="31" draw:name="Grafik 8" draw:style-name="gr1" draw:text-style-name="P1" svg:width="0.35cm" svg:height="0.5cm" svg:x="0.571cm" svg:y="0.563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K10" table:end-x="0.449cm" table:end-y="0.5cm" draw:z-index="433" draw:name="Grafik 15" draw:style-name="gr1" draw:text-style-name="P1" svg:width="0.45cm" svg:height="0.5cm" svg:x="-0.001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399cm" table:end-y="0.5cm" draw:z-index="539" draw:name="Grafik 4" draw:style-name="gr1" draw:text-style-name="P1" svg:width="0.4cm" svg:height="0.5cm" svg:x="-0.001cm" svg:y="0cm">
              <draw:image xlink:href="Pictures/10000201000004B00000061219578E7F.png" xlink:type="simple" xlink:show="embed" xlink:actuate="onLoad">
                <text:p/>
              </draw:image>
            </draw:frame>
            <draw:frame table:end-cell-address="Sheet1.M10" table:end-x="0.298cm" table:end-y="0.5cm" draw:z-index="645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O11" table:end-x="0.429cm" table:end-y="0.476cm" draw:z-index="69" draw:name="Grafik 6" draw:style-name="gr1" draw:text-style-name="P1" svg:width="0.45cm" svg:height="0.5cm" svg:x="0.566cm" svg:y="0.563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28cm" table:end-y="0.476cm" draw:z-index="105" draw:name="Grafik 17" draw:style-name="gr1" draw:text-style-name="P1" svg:width="0.45cm" svg:height="0.5cm" svg:x="0.565cm" svg:y="0.563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P10" table:end-x="0.448cm" table:end-y="0.5cm" draw:z-index="438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T10" table:end-x="0.348cm" table:end-y="0.5cm" draw:z-index="477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V10" table:end-x="0.297cm" table:end-y="0.5cm" draw:z-index="654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297cm" table:end-y="0.5cm" draw:z-index="655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Y11" table:end-x="0.414cm" table:end-y="0.476cm" draw:z-index="79" draw:name="Grafik 6" draw:style-name="gr1" draw:text-style-name="P1" svg:width="0.45cm" svg:height="0.5cm" svg:x="0.551cm" svg:y="0.563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Y10" table:end-x="0.347cm" table:end-y="0.5cm" draw:z-index="482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AD10" table:end-x="0.346cm" table:end-y="0.5cm" draw:z-index="487" draw:name="Grafik 9" draw:style-name="gr1" draw:text-style-name="P1" svg:width="0.35cm" svg:height="0.5cm" svg:x="0.583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10">
            <text:p>10</text:p>
            <draw:frame table:end-cell-address="Sheet1.B12" table:end-x="0.349cm" table:end-y="0.473cm" draw:z-index="12" draw:name="Grafik 12" draw:style-name="gr1" draw:text-style-name="P1" svg:width="0.35cm" svg:height="0.5cm" svg:x="0.585cm" svg:y="0.56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1" table:end-x="0.351cm" table:end-y="0.5cm" draw:z-index="320" draw:name="Grafik 12" draw:style-name="gr1" draw:text-style-name="P1" svg:width="0.35cm" svg:height="0.5cm" svg:x="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35cm" table:end-y="0.5cm" draw:z-index="461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5cm" table:end-y="0.5cm" draw:z-index="462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G11" table:end-x="0.4cm" table:end-y="0.5cm" draw:z-index="534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I11" table:end-x="0.299cm" table:end-y="0.5cm" draw:z-index="361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L12" table:end-x="0.434cm" table:end-y="0.473cm" draw:z-index="66" draw:name="Grafik 6" draw:style-name="gr1" draw:text-style-name="P1" svg:width="0.45cm" svg:height="0.5cm" svg:x="0.571cm" svg:y="0.56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K11" table:end-x="0.349cm" table:end-y="0.5cm" draw:z-index="468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32cm" table:end-y="0.473cm" draw:z-index="102" draw:name="Grafik 17" draw:style-name="gr1" draw:text-style-name="P1" svg:width="0.45cm" svg:height="0.5cm" svg:x="0.569cm" svg:y="0.56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M11" table:end-x="0.348cm" table:end-y="0.5cm" draw:z-index="470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298cm" table:end-y="0.5cm" draw:z-index="646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329cm" table:end-y="0.473cm" draw:z-index="34" draw:name="Grafik 8" draw:style-name="gr1" draw:text-style-name="P1" svg:width="0.35cm" svg:height="0.5cm" svg:x="0.566cm" svg:y="0.56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428cm" table:end-y="0.473cm" draw:z-index="70" draw:name="Grafik 6" draw:style-name="gr1" draw:text-style-name="P1" svg:width="0.45cm" svg:height="0.5cm" svg:x="0.565cm" svg:y="0.56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297cm" table:end-y="0.5cm" draw:z-index="649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98cm" table:end-y="0.5cm" draw:z-index="545" draw:name="Grafik 4" draw:style-name="gr1" draw:text-style-name="P1" svg:width="0.4cm" svg:height="0.5cm" svg:x="0.584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298cm" table:end-y="0.5cm" draw:z-index="651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298cm" table:end-y="0.5cm" draw:z-index="652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298cm" table:end-y="0.5cm" draw:z-index="653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347cm" table:end-y="0.5cm" draw:z-index="479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347cm" table:end-y="0.5cm" draw:z-index="480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297cm" table:end-y="0.5cm" draw:z-index="656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Z11" table:end-x="0.297cm" table:end-y="0.5cm" draw:z-index="658" draw:name="Grafik 11" draw:style-name="gr1" draw:text-style-name="P1" svg:width="0.3cm" svg:height="0.5cm" svg:x="0.584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296cm" table:end-y="0.5cm" draw:z-index="659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1cm" table:end-y="0.473cm" draw:z-index="117" draw:name="Grafik 17" draw:style-name="gr1" draw:text-style-name="P1" svg:width="0.45cm" svg:height="0.5cm" svg:x="0.547cm" svg:y="0.56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B11" table:end-x="0.296cm" table:end-y="0.5cm" draw:z-index="660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08cm" table:end-y="0.473cm" draw:z-index="118" draw:name="Grafik 17" draw:style-name="gr1" draw:text-style-name="P1" svg:width="0.45cm" svg:height="0.5cm" svg:x="0.545cm" svg:y="0.56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C11" table:end-x="0.296cm" table:end-y="0.5cm" draw:z-index="661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296cm" table:end-y="0.5cm" draw:z-index="662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295cm" table:end-y="0.5cm" draw:z-index="663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295cm" table:end-y="0.5cm" draw:z-index="664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295cm" table:end-y="0.5cm" draw:z-index="665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396cm" table:end-y="0.5cm" draw:z-index="596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446cm" table:end-y="0.5cm" draw:z-index="457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45cm" table:end-y="0.5cm" draw:z-index="458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K11" table:end-x="0.445cm" table:end-y="0.5cm" draw:z-index="459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L11" table:end-x="0.445cm" table:end-y="0.5cm" draw:z-index="204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1">
            <text:p>11</text:p>
            <draw:frame table:end-cell-address="Sheet1.B13" table:end-x="0.449cm" table:end-y="0.47cm" draw:z-index="13" draw:name="Grafik 6" draw:style-name="gr1" draw:text-style-name="P1" svg:width="0.45cm" svg:height="0.5cm" svg:x="0.585cm" svg:y="0.557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448cm" table:end-y="0.47cm" draw:z-index="92" draw:name="Grafik 17" draw:style-name="gr1" draw:text-style-name="P1" svg:width="0.45cm" svg:height="0.5cm" svg:x="0.585cm" svg:y="0.557cm">
              <draw:image xlink:href="Pictures/1000020100000256000002DAC696ED8B.pn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01cm" table:end-y="0.5cm" draw:z-index="390" draw:name="Grafik 3" draw:style-name="gr1" draw:text-style-name="P1" svg:width="0.5cm" svg:height="0.5cm" svg:x="0.001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5cm" table:end-y="0.5cm" draw:z-index="707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43cm" table:end-y="0.47cm" draw:z-index="25" draw:name="Grafik 8" draw:style-name="gr1" draw:text-style-name="P1" svg:width="0.35cm" svg:height="0.5cm" svg:x="0.58cm" svg:y="0.55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E12" table:end-x="0.5cm" table:end-y="0.5cm" draw:z-index="706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G13" table:end-x="0.442cm" table:end-y="0.47cm" draw:z-index="96" draw:name="Grafik 17" draw:style-name="gr1" draw:text-style-name="P1" svg:width="0.45cm" svg:height="0.5cm" svg:x="0.579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F12" table:end-x="0.35cm" table:end-y="0.5cm" draw:z-index="323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cm" table:end-y="0.5cm" draw:z-index="709" draw:name="Grafik 10" draw:style-name="gr1" draw:text-style-name="P1" svg:width="0.5cm" svg:height="0.5cm" svg:x="0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299cm" table:end-y="0.5cm" draw:z-index="360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349cm" table:end-y="0.5cm" draw:z-index="466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J12" table:end-x="0.349cm" table:end-y="0.5cm" draw:z-index="327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34cm" table:end-y="0.47cm" draw:z-index="101" draw:name="Grafik 17" draw:style-name="gr1" draw:text-style-name="P1" svg:width="0.45cm" svg:height="0.5cm" svg:x="0.57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K12" table:end-x="0.349cm" table:end-y="0.5cm" draw:z-index="328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32cm" table:end-y="0.47cm" draw:z-index="67" draw:name="Grafik 6" draw:style-name="gr1" draw:text-style-name="P1" svg:width="0.45cm" svg:height="0.5cm" svg:x="0.569cm" svg:y="0.557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31cm" table:end-y="0.47cm" draw:z-index="68" draw:name="Grafik 6" draw:style-name="gr1" draw:text-style-name="P1" svg:width="0.45cm" svg:height="0.5cm" svg:x="0.568cm" svg:y="0.557cm">
              <draw:image xlink:href="Pictures/1000020000000190000001902B9FA8CA.png" xlink:type="simple" xlink:show="embed" xlink:actuate="onLoad">
                <text:p/>
              </draw:image>
            </draw:frame>
            <draw:frame table:end-cell-address="Sheet1.N12" table:end-x="0.348cm" table:end-y="0.5cm" draw:z-index="471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Q13" table:end-x="0.426cm" table:end-y="0.47cm" draw:z-index="106" draw:name="Grafik 17" draw:style-name="gr1" draw:text-style-name="P1" svg:width="0.45cm" svg:height="0.5cm" svg:x="0.563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Q12" table:end-x="0.347cm" table:end-y="0.5cm" draw:z-index="474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25cm" table:end-y="0.47cm" draw:z-index="107" draw:name="Grafik 17" draw:style-name="gr1" draw:text-style-name="P1" svg:width="0.45cm" svg:height="0.5cm" svg:x="0.56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R12" table:end-x="0.348cm" table:end-y="0.5cm" draw:z-index="475" draw:name="Grafik 9" draw:style-name="gr1" draw:text-style-name="P1" svg:width="0.35cm" svg:height="0.5cm" svg:x="0.584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424cm" table:end-y="0.47cm" draw:z-index="108" draw:name="Grafik 17" draw:style-name="gr1" draw:text-style-name="P1" svg:width="0.45cm" svg:height="0.5cm" svg:x="0.56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S12" table:end-x="0.448cm" table:end-y="0.5cm" draw:z-index="441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22cm" table:end-y="0.47cm" draw:z-index="109" draw:name="Grafik 17" draw:style-name="gr1" draw:text-style-name="P1" svg:width="0.45cm" svg:height="0.5cm" svg:x="0.559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T12" table:end-x="0.448cm" table:end-y="0.5cm" draw:z-index="442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348cm" table:end-y="0.5cm" draw:z-index="478" draw:name="Grafik 9" draw:style-name="gr1" draw:text-style-name="P1" svg:width="0.35cm" svg:height="0.5cm" svg:x="0.585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19cm" table:end-y="0.47cm" draw:z-index="111" draw:name="Grafik 17" draw:style-name="gr1" draw:text-style-name="P1" svg:width="0.45cm" svg:height="0.5cm" svg:x="0.556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V12" table:end-x="0.447cm" table:end-y="0.5cm" draw:z-index="444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418cm" table:end-y="0.47cm" draw:z-index="112" draw:name="Grafik 17" draw:style-name="gr1" draw:text-style-name="P1" svg:width="0.45cm" svg:height="0.5cm" svg:x="0.555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W12" table:end-x="0.447cm" table:end-y="0.5cm" draw:z-index="445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416cm" table:end-y="0.47cm" draw:z-index="113" draw:name="Grafik 17" draw:style-name="gr1" draw:text-style-name="P1" svg:width="0.45cm" svg:height="0.5cm" svg:x="0.553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X12" table:end-x="0.447cm" table:end-y="0.5cm" draw:z-index="447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14cm" table:end-y="0.47cm" draw:z-index="114" draw:name="Grafik 17" draw:style-name="gr1" draw:text-style-name="P1" svg:width="0.45cm" svg:height="0.5cm" svg:x="0.551cm" svg:y="0.557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Y12" table:end-x="0.447cm" table:end-y="0.5cm" draw:z-index="448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47cm" table:end-y="0.5cm" draw:z-index="449" draw:name="Grafik 15" draw:style-name="gr1" draw:text-style-name="P1" svg:width="0.45cm" svg:height="0.5cm" svg:x="0.584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46cm" table:end-y="0.5cm" draw:z-index="450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D12" table:end-x="0.346cm" table:end-y="0.5cm" draw:z-index="347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45cm" table:end-y="0.5cm" draw:z-index="453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45cm" table:end-y="0.5cm" draw:z-index="454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45cm" table:end-y="0.5cm" draw:z-index="455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296cm" table:end-y="0.5cm" draw:z-index="666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396cm" table:end-y="0.5cm" draw:z-index="597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345cm" table:end-y="0.5cm" draw:z-index="283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K12" table:end-x="0.345cm" table:end-y="0.5cm" draw:z-index="284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L12" table:end-x="0.345cm" table:end-y="0.5cm" draw:z-index="205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2">
            <text:p>12</text:p>
            <draw:frame table:end-cell-address="Sheet1.B14" table:end-x="0.299cm" table:end-y="0.468cm" draw:z-index="14" draw:name="Grafik 7" draw:style-name="gr1" draw:text-style-name="P1" svg:width="0.3cm" svg:height="0.5cm" svg:x="0.585cm" svg:y="0.555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14" table:end-x="0.446cm" table:end-y="0.468cm" draw:z-index="58" draw:name="Grafik 6" draw:style-name="gr1" draw:text-style-name="P1" svg:width="0.45cm" svg:height="0.5cm" svg:x="0.583cm" svg:y="0.555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345cm" table:end-y="0.468cm" draw:z-index="24" draw:name="Grafik 8" draw:style-name="gr1" draw:text-style-name="P1" svg:width="0.35cm" svg:height="0.5cm" svg:x="0.582cm" svg:y="0.55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D13" table:end-x="0.4cm" table:end-y="0.5cm" draw:z-index="566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4cm" table:end-y="0.5cm" draw:z-index="567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42cm" table:end-y="0.468cm" draw:z-index="26" draw:name="Grafik 8" draw:style-name="gr1" draw:text-style-name="P1" svg:width="0.35cm" svg:height="0.5cm" svg:x="0.579cm" svg:y="0.555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H13" table:end-x="0.349cm" table:end-y="0.5cm" draw:z-index="465" draw:name="Grafik 9" draw:style-name="gr1" draw:text-style-name="P1" svg:width="0.35cm" svg:height="0.5cm" svg:x="-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49cm" table:end-y="0.5cm" draw:z-index="326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35cm" table:end-y="0.468cm" draw:z-index="100" draw:name="Grafik 17" draw:style-name="gr1" draw:text-style-name="P1" svg:width="0.45cm" svg:height="0.5cm" svg:x="0.572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J13" table:end-x="0.299cm" table:end-y="0.5cm" draw:z-index="362" draw:name="Grafik 7" draw:style-name="gr1" draw:text-style-name="P1" svg:width="0.3cm" svg:height="0.5cm" svg:x="-0.001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99cm" table:end-y="0.5cm" draw:z-index="573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O13" table:end-x="0.298cm" table:end-y="0.5cm" draw:z-index="647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298cm" table:end-y="0.5cm" draw:z-index="648" draw:name="Grafik 11" draw:style-name="gr1" draw:text-style-name="P1" svg:width="0.3cm" svg:height="0.5cm" svg:x="0.585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U13" table:end-x="0.448cm" table:end-y="0.5cm" draw:z-index="443" draw:name="Grafik 15" draw:style-name="gr1" draw:text-style-name="P1" svg:width="0.45cm" svg:height="0.5cm" svg:x="0.585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Z14" table:end-x="0.413cm" table:end-y="0.468cm" draw:z-index="115" draw:name="Grafik 17" draw:style-name="gr1" draw:text-style-name="P1" svg:width="0.45cm" svg:height="0.5cm" svg:x="0.55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Z13" table:end-x="0.347cm" table:end-y="0.5cm" draw:z-index="343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411cm" table:end-y="0.468cm" draw:z-index="116" draw:name="Grafik 17" draw:style-name="gr1" draw:text-style-name="P1" svg:width="0.45cm" svg:height="0.5cm" svg:x="0.548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A13" table:end-x="0.346cm" table:end-y="0.5cm" draw:z-index="344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446cm" table:end-y="0.5cm" draw:z-index="446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346cm" table:end-y="0.5cm" draw:z-index="346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407cm" table:end-y="0.468cm" draw:z-index="119" draw:name="Grafik 17" draw:style-name="gr1" draw:text-style-name="P1" svg:width="0.45cm" svg:height="0.5cm" svg:x="0.544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D13" table:end-x="0.396cm" table:end-y="0.5cm" draw:z-index="592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345cm" table:end-y="0.5cm" draw:z-index="348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03cm" table:end-y="0.468cm" draw:z-index="121" draw:name="Grafik 17" draw:style-name="gr1" draw:text-style-name="P1" svg:width="0.45cm" svg:height="0.5cm" svg:x="0.54cm" svg:y="0.5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F13" table:end-x="0.395cm" table:end-y="0.5cm" draw:z-index="594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395cm" table:end-y="0.5cm" draw:z-index="595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46cm" table:end-y="0.5cm" draw:z-index="456" draw:name="Grafik 15" draw:style-name="gr1" draw:text-style-name="P1" svg:width="0.45cm" svg:height="0.5cm" svg:x="0.582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296cm" table:end-y="0.5cm" draw:z-index="667" draw:name="Grafik 11" draw:style-name="gr1" draw:text-style-name="P1" svg:width="0.3cm" svg:height="0.5cm" svg:x="0.583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395cm" table:end-y="0.5cm" draw:z-index="598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K13" table:end-x="0.395cm" table:end-y="0.5cm" draw:z-index="599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L13" table:end-x="0.345cm" table:end-y="0.5cm" draw:z-index="206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3">
            <text:p>13</text:p>
            <draw:frame table:end-cell-address="Sheet1.B15" table:end-x="0.449cm" table:end-y="0.465cm" draw:z-index="15" draw:name="Grafik 16" draw:style-name="gr1" draw:text-style-name="P1" svg:width="0.45cm" svg:height="0.5cm" svg:x="0.585cm" svg:y="0.552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4" table:end-x="0.351cm" table:end-y="0.5cm" draw:z-index="460" draw:name="Grafik 9" draw:style-name="gr1" draw:text-style-name="P1" svg:width="0.35cm" svg:height="0.5cm" svg:x="0.001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F14" table:end-x="0.3cm" table:end-y="0.5cm" draw:z-index="358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H14" table:end-x="0.349cm" table:end-y="0.5cm" draw:z-index="255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399cm" table:end-y="0.5cm" draw:z-index="571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335cm" table:end-y="0.465cm" draw:z-index="30" draw:name="Grafik 8" draw:style-name="gr1" draw:text-style-name="P1" svg:width="0.35cm" svg:height="0.5cm" svg:x="0.572cm" svg:y="0.552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J14" table:end-x="0.349cm" table:end-y="0.5cm" draw:z-index="257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L14" table:end-x="0.349cm" table:end-y="0.5cm" draw:z-index="329" draw:name="Grafik 12" draw:style-name="gr1" draw:text-style-name="P1" svg:width="0.35cm" svg:height="0.5cm" svg:x="-0.001cm" svg:y="0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Sheet1.M14" table:end-x="0.398cm" table:end-y="0.5cm" draw:z-index="575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98cm" table:end-y="0.5cm" draw:z-index="576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398cm" table:end-y="0.5cm" draw:z-index="577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378cm" table:end-y="0.465cm" draw:z-index="140" draw:name="Grafik 19" draw:style-name="gr1" draw:text-style-name="P1" svg:width="0.4cm" svg:height="0.5cm" svg:x="0.565cm" svg:y="0.552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P14" table:end-x="0.398cm" table:end-y="0.5cm" draw:z-index="578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376cm" table:end-y="0.465cm" draw:z-index="141" draw:name="Grafik 19" draw:style-name="gr1" draw:text-style-name="P1" svg:width="0.4cm" svg:height="0.5cm" svg:x="0.563cm" svg:y="0.552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Q14" table:end-x="0.397cm" table:end-y="0.5cm" draw:z-index="579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48cm" table:end-y="0.5cm" draw:z-index="335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398cm" table:end-y="0.5cm" draw:z-index="581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398cm" table:end-y="0.5cm" draw:z-index="582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398cm" table:end-y="0.5cm" draw:z-index="583" draw:name="Grafik 14" draw:style-name="gr1" draw:text-style-name="P1" svg:width="0.4cm" svg:height="0.5cm" svg:x="0.585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347cm" table:end-y="0.5cm" draw:z-index="339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347cm" table:end-y="0.5cm" draw:z-index="340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347cm" table:end-y="0.5cm" draw:z-index="341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47cm" table:end-y="0.5cm" draw:z-index="342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B14" table:end-x="0.346cm" table:end-y="0.5cm" draw:z-index="345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446cm" table:end-y="0.5cm" draw:z-index="451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E15" table:end-x="0.405cm" table:end-y="0.465cm" draw:z-index="120" draw:name="Grafik 17" draw:style-name="gr1" draw:text-style-name="P1" svg:width="0.45cm" svg:height="0.5cm" svg:x="0.542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E14" table:end-x="0.395cm" table:end-y="0.5cm" draw:z-index="593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G15" table:end-x="0.402cm" table:end-y="0.465cm" draw:z-index="122" draw:name="Grafik 17" draw:style-name="gr1" draw:text-style-name="P1" svg:width="0.45cm" svg:height="0.5cm" svg:x="0.539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G14" table:end-x="0.345cm" table:end-y="0.5cm" draw:z-index="280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01cm" table:end-y="0.465cm" draw:z-index="123" draw:name="Grafik 17" draw:style-name="gr1" draw:text-style-name="P1" svg:width="0.45cm" svg:height="0.5cm" svg:x="0.537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H14" table:end-x="0.346cm" table:end-y="0.5cm" draw:z-index="281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46cm" table:end-y="0.5cm" draw:z-index="282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398cm" table:end-y="0.465cm" draw:z-index="125" draw:name="Grafik 17" draw:style-name="gr1" draw:text-style-name="P1" svg:width="0.45cm" svg:height="0.5cm" svg:x="0.535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J14" table:end-x="0.295cm" table:end-y="0.5cm" draw:z-index="668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>
            <draw:frame table:end-cell-address="Sheet1.AK14" table:end-x="0.345cm" table:end-y="0.5cm" draw:z-index="634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L15" table:end-x="0.395cm" table:end-y="0.465cm" draw:z-index="2" draw:name="Grafik 17" draw:style-name="gr1" draw:text-style-name="P1" svg:width="0.45cm" svg:height="0.5cm" svg:x="0.532cm" svg:y="0.552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L14" table:end-x="0.395cm" table:end-y="0.5cm" draw:z-index="207" draw:name="Grafik 14" draw:style-name="gr1" draw:text-style-name="P1" svg:width="0.4cm" svg:height="0.5cm" svg:x="0.582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4">
            <text:p>14</text:p>
            <draw:frame table:end-cell-address="Sheet1.B16" table:end-x="0.499cm" table:end-y="0.463cm" draw:z-index="16" draw:name="Grafik 5" draw:style-name="gr1" draw:text-style-name="P1" svg:width="0.5cm" svg:height="0.5cm" svg:x="0.585cm" svg:y="0.55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5" table:end-x="0.351cm" table:end-y="0.5cm" draw:z-index="600" draw:name="Grafik 13" draw:style-name="gr1" draw:text-style-name="P1" svg:width="0.35cm" svg:height="0.5cm" svg:x="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3cm" table:end-y="0.5cm" draw:z-index="356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5cm" table:end-y="0.5cm" draw:z-index="392" draw:name="Grafik 3" draw:style-name="gr1" draw:text-style-name="P1" svg:width="0.5cm" svg:height="0.5cm" svg:x="0cm" svg:y="0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4cm" table:end-y="0.5cm" draw:z-index="533" draw:name="Grafik 4" draw:style-name="gr1" draw:text-style-name="P1" svg:width="0.4cm" svg:height="0.5cm" svg:x="0cm" svg:y="0cm">
              <draw:image xlink:href="Pictures/10000201000004B00000061219578E7F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3cm" table:end-y="0.5cm" draw:z-index="359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99cm" table:end-y="0.5cm" draw:z-index="710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337cm" table:end-y="0.463cm" draw:z-index="29" draw:name="Grafik 8" draw:style-name="gr1" draw:text-style-name="P1" svg:width="0.35cm" svg:height="0.5cm" svg:x="0.574cm" svg:y="0.55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I15" table:end-x="0.349cm" table:end-y="0.5cm" draw:z-index="256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399cm" table:end-y="0.5cm" draw:z-index="572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M15" table:end-x="0.348cm" table:end-y="0.5cm" draw:z-index="330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  <draw:frame table:end-cell-address="Sheet1.L15" table:end-x="0.399cm" table:end-y="0.5cm" draw:z-index="574" draw:name="Grafik 14" draw:style-name="gr1" draw:text-style-name="P1" svg:width="0.4cm" svg:height="0.5cm" svg:x="-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48cm" table:end-y="0.5cm" draw:z-index="331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48cm" table:end-y="0.5cm" draw:z-index="332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R16" table:end-x="0.375cm" table:end-y="0.463cm" draw:z-index="142" draw:name="Grafik 19" draw:style-name="gr1" draw:text-style-name="P1" svg:width="0.4cm" svg:height="0.5cm" svg:x="0.561cm" svg:y="0.5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R15" table:end-x="0.398cm" table:end-y="0.5cm" draw:z-index="580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348cm" table:end-y="0.5cm" draw:z-index="336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348cm" table:end-y="0.5cm" draw:z-index="337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348cm" table:end-y="0.5cm" draw:z-index="338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97cm" table:end-y="0.5cm" draw:z-index="584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47cm" table:end-y="0.5cm" draw:z-index="270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347cm" table:end-y="0.5cm" draw:z-index="271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97cm" table:end-y="0.5cm" draw:z-index="587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97cm" table:end-y="0.5cm" draw:z-index="588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96cm" table:end-y="0.5cm" draw:z-index="589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396cm" table:end-y="0.5cm" draw:z-index="590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396cm" table:end-y="0.5cm" draw:z-index="591" draw:name="Grafik 14" draw:style-name="gr1" draw:text-style-name="P1" svg:width="0.4cm" svg:height="0.5cm" svg:x="0.583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46cm" table:end-y="0.5cm" draw:z-index="452" draw:name="Grafik 15" draw:style-name="gr1" draw:text-style-name="P1" svg:width="0.45cm" svg:height="0.5cm" svg:x="0.583cm" svg:y="0cm">
              <draw:image xlink:href="Pictures/10000201000004B000000501AC5F13AA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F15" table:end-x="0.345cm" table:end-y="0.5cm" draw:z-index="349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AI16" table:end-x="0.4cm" table:end-y="0.463cm" draw:z-index="124" draw:name="Grafik 17" draw:style-name="gr1" draw:text-style-name="P1" svg:width="0.45cm" svg:height="0.5cm" svg:x="0.537cm" svg:y="0.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I15" table:end-x="0.346cm" table:end-y="0.5cm" draw:z-index="632" draw:name="Grafik 13" draw:style-name="gr1" draw:text-style-name="P1" svg:width="0.35cm" svg:height="0.5cm" svg:x="0.583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K16" table:end-x="0.397cm" table:end-y="0.463cm" draw:z-index="126" draw:name="Grafik 17" draw:style-name="gr1" draw:text-style-name="P1" svg:width="0.45cm" svg:height="0.5cm" svg:x="0.534cm" svg:y="0.5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AK15" table:end-x="0.295cm" table:end-y="0.5cm" draw:z-index="669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988"/>
        </table:table-row>
        <table:table-row table:style-name="ro1">
          <table:table-cell office:value-type="float" office:value="15">
            <text:p>15</text:p>
            <draw:frame table:end-cell-address="Sheet1.B17" table:end-x="0.349cm" table:end-y="0.46cm" draw:z-index="17" draw:name="Grafik 13" draw:style-name="gr1" draw:text-style-name="P1" svg:width="0.35cm" svg:height="0.5cm" svg:x="0.585cm" svg:y="0.547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16" table:end-x="0.401cm" table:end-y="0.5cm" draw:z-index="565" draw:name="Grafik 14" draw:style-name="gr1" draw:text-style-name="P1" svg:width="0.4cm" svg:height="0.5cm" svg:x="0.001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395cm" table:end-y="0.46cm" draw:z-index="129" draw:name="Grafik 19" draw:style-name="gr1" draw:text-style-name="P1" svg:width="0.4cm" svg:height="0.5cm" svg:x="0.582cm" svg:y="0.547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D16" table:end-x="0.35cm" table:end-y="0.5cm" draw:z-index="321" draw:name="Grafik 12" draw:style-name="gr1" draw:text-style-name="P1" svg:width="0.35cm" svg:height="0.5cm" svg:x="0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3cm" table:end-y="0.5cm" draw:z-index="357" draw:name="Grafik 7" draw:style-name="gr1" draw:text-style-name="P1" svg:width="0.3cm" svg:height="0.5cm" svg:x="0cm" svg:y="0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35cm" table:end-y="0.5cm" draw:z-index="463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34cm" table:end-y="0.46cm" draw:z-index="27" draw:name="Grafik 8" draw:style-name="gr1" draw:text-style-name="P1" svg:width="0.35cm" svg:height="0.5cm" svg:x="0.577cm" svg:y="0.547cm">
              <draw:image xlink:href="Pictures/10000201000004B00000074E40D95737.png" xlink:type="simple" xlink:show="embed" xlink:actuate="onLoad">
                <text:p/>
              </draw:image>
            </draw:frame>
            <draw:frame table:end-cell-address="Sheet1.G16" table:end-x="0.35cm" table:end-y="0.5cm" draw:z-index="464" draw:name="Grafik 9" draw:style-name="gr1" draw:text-style-name="P1" svg:width="0.35cm" svg:height="0.5cm" svg:x="0cm" svg:y="0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349cm" table:end-y="0.5cm" draw:z-index="605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499cm" table:end-y="0.5cm" draw:z-index="711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K16" table:end-x="0.349cm" table:end-y="0.5cm" draw:z-index="258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349cm" table:end-y="0.5cm" draw:z-index="259" draw:name="Grafik 18" draw:style-name="gr1" draw:text-style-name="P1" svg:width="0.35cm" svg:height="0.5cm" svg:x="-0.001cm" svg:y="0cm">
              <draw:image xlink:href="Pictures/10000201000004B0000006C9B1C141BE.png" xlink:type="simple" xlink:show="embed" xlink:actuate="onLoad">
                <text:p/>
              </draw:image>
            </draw:frame>
            <draw:frame table:end-cell-address="Sheet1.M16" table:end-x="0.348cm" table:end-y="0.5cm" draw:z-index="260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348cm" table:end-y="0.5cm" draw:z-index="261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348cm" table:end-y="0.5cm" draw:z-index="262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48cm" table:end-y="0.5cm" draw:z-index="333" draw:name="Grafik 12" draw:style-name="gr1" draw:text-style-name="P1" svg:width="0.35cm" svg:height="0.5cm" svg:x="0.585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47cm" table:end-y="0.5cm" draw:z-index="264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S17" table:end-x="0.374cm" table:end-y="0.46cm" draw:z-index="143" draw:name="Grafik 19" draw:style-name="gr1" draw:text-style-name="P1" svg:width="0.4cm" svg:height="0.5cm" svg:x="0.561cm" svg:y="0.547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S16" table:end-x="0.348cm" table:end-y="0.5cm" draw:z-index="266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98cm" table:end-y="0.5cm" draw:z-index="722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8cm" table:end-y="0.5cm" draw:z-index="723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347cm" table:end-y="0.5cm" draw:z-index="269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397cm" table:end-y="0.5cm" draw:z-index="585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397cm" table:end-y="0.5cm" draw:z-index="586" draw:name="Grafik 14" draw:style-name="gr1" draw:text-style-name="P1" svg:width="0.4cm" svg:height="0.5cm" svg:x="0.584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97cm" table:end-y="0.5cm" draw:z-index="727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347cm" table:end-y="0.5cm" draw:z-index="273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96cm" table:end-y="0.5cm" draw:z-index="729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96cm" table:end-y="0.5cm" draw:z-index="730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346cm" table:end-y="0.5cm" draw:z-index="276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346cm" table:end-y="0.5cm" draw:z-index="277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345cm" table:end-y="0.5cm" draw:z-index="278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95cm" table:end-y="0.5cm" draw:z-index="734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345cm" table:end-y="0.5cm" draw:z-index="350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46cm" table:end-y="0.5cm" draw:z-index="351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J16" table:end-x="0.345cm" table:end-y="0.5cm" draw:z-index="633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L16" table:end-x="0.295cm" table:end-y="0.5cm" draw:z-index="208" draw:name="Grafik 11" draw:style-name="gr1" draw:text-style-name="P1" svg:width="0.3cm" svg:height="0.5cm" svg:x="0.582cm" svg:y="0cm">
              <draw:image xlink:href="Pictures/10000201000007D000000B6DBA97987F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6">
            <text:p>16</text:p>
            <draw:frame table:end-cell-address="Sheet1.B18" table:end-x="0.499cm" table:end-y="0.459cm" draw:z-index="18" draw:name="Grafik 3" draw:style-name="gr1" draw:text-style-name="P1" svg:width="0.5cm" svg:height="0.5cm" svg:x="0.585cm" svg:y="0.545cm">
              <draw:image xlink:href="Pictures/10000201000004B0000004AC1BA3D4E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D18" table:end-x="0.446cm" table:end-y="0.459cm" draw:z-index="93" draw:name="Grafik 17" draw:style-name="gr1" draw:text-style-name="P1" svg:width="0.45cm" svg:height="0.5cm" svg:x="0.583cm" svg:y="0.54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C17" table:end-x="0.451cm" table:end-y="0.5cm" draw:z-index="495" draw:name="Grafik 20" draw:style-name="gr1" draw:text-style-name="P1" svg:width="0.45cm" svg:height="0.5cm" svg:x="0.001cm" svg:y="0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45cm" table:end-y="0.459cm" draw:z-index="94" draw:name="Grafik 17" draw:style-name="gr1" draw:text-style-name="P1" svg:width="0.45cm" svg:height="0.5cm" svg:x="0.582cm" svg:y="0.545cm">
              <draw:image xlink:href="Pictures/1000020100000256000002DAC696ED8B.png" xlink:type="simple" xlink:show="embed" xlink:actuate="onLoad">
                <text:p/>
              </draw:image>
            </draw:frame>
            <draw:frame table:end-cell-address="Sheet1.D17" table:end-x="0.5cm" table:end-y="0.5cm" draw:z-index="671" draw:name="Grafik 5" draw:style-name="gr1" draw:text-style-name="P1" svg:width="0.5cm" svg:height="0.5cm" svg:x="0cm" svg:y="0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393cm" table:end-y="0.459cm" draw:z-index="130" draw:name="Grafik 19" draw:style-name="gr1" draw:text-style-name="P1" svg:width="0.4cm" svg:height="0.5cm" svg:x="0.58cm" svg:y="0.545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392cm" table:end-y="0.459cm" draw:z-index="131" draw:name="Grafik 19" draw:style-name="gr1" draw:text-style-name="P1" svg:width="0.4cm" svg:height="0.5cm" svg:x="0.579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F17" table:end-x="0.4cm" table:end-y="0.5cm" draw:z-index="568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4cm" table:end-y="0.5cm" draw:z-index="569" draw:name="Grafik 14" draw:style-name="gr1" draw:text-style-name="P1" svg:width="0.4cm" svg:height="0.5cm" svg:x="0cm" svg:y="0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338cm" table:end-y="0.459cm" draw:z-index="28" draw:name="Grafik 8" draw:style-name="gr1" draw:text-style-name="P1" svg:width="0.35cm" svg:height="0.5cm" svg:x="0.575cm" svg:y="0.545cm">
              <draw:image xlink:href="Pictures/10000201000004B00000074E40D95737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49cm" table:end-y="0.5cm" draw:z-index="606" draw:name="Grafik 13" draw:style-name="gr1" draw:text-style-name="P1" svg:width="0.35cm" svg:height="0.5cm" svg:x="-0.001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9cm" table:end-y="0.5cm" draw:z-index="712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99cm" table:end-y="0.5cm" draw:z-index="713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348cm" table:end-y="0.5cm" draw:z-index="610" draw:name="Grafik 13" draw:style-name="gr1" draw:text-style-name="P1" svg:width="0.35cm" svg:height="0.5cm" svg:x="0.585cm" svg:y="0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Sheet1.L17" table:end-x="0.499cm" table:end-y="0.5cm" draw:z-index="714" draw:name="Grafik 10" draw:style-name="gr1" draw:text-style-name="P1" svg:width="0.5cm" svg:height="0.5cm" svg:x="-0.001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381cm" table:end-y="0.459cm" draw:z-index="138" draw:name="Grafik 19" draw:style-name="gr1" draw:text-style-name="P1" svg:width="0.4cm" svg:height="0.5cm" svg:x="0.568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N17" table:end-x="0.498cm" table:end-y="0.5cm" draw:z-index="716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379cm" table:end-y="0.459cm" draw:z-index="139" draw:name="Grafik 19" draw:style-name="gr1" draw:text-style-name="P1" svg:width="0.4cm" svg:height="0.5cm" svg:x="0.566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O17" table:end-x="0.498cm" table:end-y="0.5cm" draw:z-index="717" draw:name="Grafik 10" draw:style-name="gr1" draw:text-style-name="P1" svg:width="0.5cm" svg:height="0.5cm" svg:x="0.585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348cm" table:end-y="0.5cm" draw:z-index="263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7cm" table:end-y="0.5cm" draw:z-index="334" draw:name="Grafik 12" draw:style-name="gr1" draw:text-style-name="P1" svg:width="0.35cm" svg:height="0.5cm" svg:x="0.584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348cm" table:end-y="0.5cm" draw:z-index="265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T18" table:end-x="0.372cm" table:end-y="0.459cm" draw:z-index="144" draw:name="Grafik 19" draw:style-name="gr1" draw:text-style-name="P1" svg:width="0.4cm" svg:height="0.5cm" svg:x="0.559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T17" table:end-x="0.348cm" table:end-y="0.5cm" draw:z-index="267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371cm" table:end-y="0.459cm" draw:z-index="145" draw:name="Grafik 19" draw:style-name="gr1" draw:text-style-name="P1" svg:width="0.4cm" svg:height="0.5cm" svg:x="0.558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U17" table:end-x="0.348cm" table:end-y="0.5cm" draw:z-index="268" draw:name="Grafik 18" draw:style-name="gr1" draw:text-style-name="P1" svg:width="0.35cm" svg:height="0.5cm" svg:x="0.585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69cm" table:end-y="0.459cm" draw:z-index="146" draw:name="Grafik 19" draw:style-name="gr1" draw:text-style-name="P1" svg:width="0.4cm" svg:height="0.5cm" svg:x="0.556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V17" table:end-x="0.497cm" table:end-y="0.5cm" draw:z-index="724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68cm" table:end-y="0.459cm" draw:z-index="147" draw:name="Grafik 19" draw:style-name="gr1" draw:text-style-name="P1" svg:width="0.4cm" svg:height="0.5cm" svg:x="0.555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W17" table:end-x="0.497cm" table:end-y="0.5cm" draw:z-index="725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97cm" table:end-y="0.5cm" draw:z-index="726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64cm" table:end-y="0.459cm" draw:z-index="149" draw:name="Grafik 19" draw:style-name="gr1" draw:text-style-name="P1" svg:width="0.4cm" svg:height="0.5cm" svg:x="0.551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Y17" table:end-x="0.347cm" table:end-y="0.5cm" draw:z-index="272" draw:name="Grafik 18" draw:style-name="gr1" draw:text-style-name="P1" svg:width="0.35cm" svg:height="0.5cm" svg:x="0.584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63cm" table:end-y="0.459cm" draw:z-index="150" draw:name="Grafik 19" draw:style-name="gr1" draw:text-style-name="P1" svg:width="0.4cm" svg:height="0.5cm" svg:x="0.55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Z17" table:end-x="0.497cm" table:end-y="0.5cm" draw:z-index="728" draw:name="Grafik 10" draw:style-name="gr1" draw:text-style-name="P1" svg:width="0.5cm" svg:height="0.5cm" svg:x="0.584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61cm" table:end-y="0.459cm" draw:z-index="151" draw:name="Grafik 19" draw:style-name="gr1" draw:text-style-name="P1" svg:width="0.4cm" svg:height="0.5cm" svg:x="0.548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A17" table:end-x="0.346cm" table:end-y="0.5cm" draw:z-index="274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36cm" table:end-y="0.459cm" draw:z-index="152" draw:name="Grafik 19" draw:style-name="gr1" draw:text-style-name="P1" svg:width="0.4cm" svg:height="0.5cm" svg:x="0.547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B17" table:end-x="0.346cm" table:end-y="0.5cm" draw:z-index="275" draw:name="Grafik 18" draw:style-name="gr1" draw:text-style-name="P1" svg:width="0.35cm" svg:height="0.5cm" svg:x="0.583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358cm" table:end-y="0.459cm" draw:z-index="153" draw:name="Grafik 19" draw:style-name="gr1" draw:text-style-name="P1" svg:width="0.4cm" svg:height="0.5cm" svg:x="0.545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C17" table:end-x="0.496cm" table:end-y="0.5cm" draw:z-index="731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96cm" table:end-y="0.5cm" draw:z-index="732" draw:name="Grafik 10" draw:style-name="gr1" draw:text-style-name="P1" svg:width="0.5cm" svg:height="0.5cm" svg:x="0.583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355cm" table:end-y="0.459cm" draw:z-index="155" draw:name="Grafik 19" draw:style-name="gr1" draw:text-style-name="P1" svg:width="0.4cm" svg:height="0.5cm" svg:x="0.542cm" svg:y="0.545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E17" table:end-x="0.495cm" table:end-y="0.5cm" draw:z-index="733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345cm" table:end-y="0.5cm" draw:z-index="279" draw:name="Grafik 18" draw:style-name="gr1" draw:text-style-name="P1" svg:width="0.35cm" svg:height="0.5cm" svg:x="0.582cm" svg:y="0cm">
              <draw:image xlink:href="Pictures/10000201000004B0000006C9B1C141BE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95cm" table:end-y="0.5cm" draw:z-index="735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346cm" table:end-y="0.5cm" draw:z-index="631" draw:name="Grafik 13" draw:style-name="gr1" draw:text-style-name="P1" svg:width="0.35cm" svg:height="0.5cm" svg:x="0.582cm" svg:y="0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346cm" table:end-y="0.5cm" draw:z-index="352" draw:name="Grafik 12" draw:style-name="gr1" draw:text-style-name="P1" svg:width="0.35cm" svg:height="0.5cm" svg:x="0.583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345cm" table:end-y="0.5cm" draw:z-index="353" draw:name="Grafik 12" draw:style-name="gr1" draw:text-style-name="P1" svg:width="0.35cm" svg:height="0.5cm" svg:x="0.582cm" svg:y="0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K17" table:end-x="0.495cm" table:end-y="0.5cm" draw:z-index="739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L17" table:end-x="0.495cm" table:end-y="0.5cm" draw:z-index="209" draw:name="Grafik 10" draw:style-name="gr1" draw:text-style-name="P1" svg:width="0.5cm" svg:height="0.5cm" svg:x="0.582cm" svg:y="0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7">
            <text:p>17</text:p>
            <draw:frame table:end-cell-address="Sheet1.B19" table:end-x="0.349cm" table:end-y="0.456cm" draw:z-index="19" draw:name="Grafik 9" draw:style-name="gr1" draw:text-style-name="P1" svg:width="0.35cm" svg:height="0.5cm" svg:x="0.585cm" svg:y="0.543cm">
              <draw:image xlink:href="Pictures/10000201000004B0000005A93712867B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448cm" table:end-y="0.456cm" draw:z-index="57" draw:name="Grafik 6" draw:style-name="gr1" draw:text-style-name="P1" svg:width="0.45cm" svg:height="0.5cm" svg:x="0.585cm" svg:y="0.543cm">
              <draw:image xlink:href="Pictures/1000020000000190000001902B9FA8CA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301cm" table:end-y="0.501cm" draw:z-index="355" draw:name="Grafik 7" draw:style-name="gr1" draw:text-style-name="P1" svg:width="0.3cm" svg:height="0.5cm" svg:x="0.001cm" svg:y="0.001cm">
              <draw:image xlink:href="Pictures/10000201000004B000000791A1DD520D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Sheet1.H19" table:end-x="0.39cm" table:end-y="0.456cm" draw:z-index="132" draw:name="Grafik 19" draw:style-name="gr1" draw:text-style-name="P1" svg:width="0.4cm" svg:height="0.5cm" svg:x="0.577cm" svg:y="0.543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388cm" table:end-y="0.456cm" draw:z-index="133" draw:name="Grafik 19" draw:style-name="gr1" draw:text-style-name="P1" svg:width="0.4cm" svg:height="0.5cm" svg:x="0.575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H18" table:end-x="0.399cm" table:end-y="0.501cm" draw:z-index="570" draw:name="Grafik 14" draw:style-name="gr1" draw:text-style-name="P1" svg:width="0.4cm" svg:height="0.5cm" svg:x="-0.001cm" svg:y="0.00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387cm" table:end-y="0.456cm" draw:z-index="134" draw:name="Grafik 19" draw:style-name="gr1" draw:text-style-name="P1" svg:width="0.4cm" svg:height="0.5cm" svg:x="0.574cm" svg:y="0.543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385cm" table:end-y="0.456cm" draw:z-index="135" draw:name="Grafik 19" draw:style-name="gr1" draw:text-style-name="P1" svg:width="0.4cm" svg:height="0.5cm" svg:x="0.572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J18" table:end-x="0.349cm" table:end-y="0.501cm" draw:z-index="607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384cm" table:end-y="0.456cm" draw:z-index="136" draw:name="Grafik 19" draw:style-name="gr1" draw:text-style-name="P1" svg:width="0.4cm" svg:height="0.5cm" svg:x="0.571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K18" table:end-x="0.349cm" table:end-y="0.501cm" draw:z-index="608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382cm" table:end-y="0.456cm" draw:z-index="137" draw:name="Grafik 19" draw:style-name="gr1" draw:text-style-name="P1" svg:width="0.4cm" svg:height="0.5cm" svg:x="0.569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L18" table:end-x="0.349cm" table:end-y="0.501cm" draw:z-index="609" draw:name="Grafik 13" draw:style-name="gr1" draw:text-style-name="P1" svg:width="0.35cm" svg:height="0.5cm" svg:x="-0.001cm" svg:y="0.001cm">
              <draw:image xlink:href="Pictures/100002010000046C0000061A3DAD154C.png" xlink:type="simple" xlink:show="embed" xlink:actuate="onLoad">
                <text:p/>
              </draw:image>
            </draw:frame>
            <draw:frame table:end-cell-address="Sheet1.M18" table:end-x="0.498cm" table:end-y="0.501cm" draw:z-index="715" draw:name="Grafik 10" draw:style-name="gr1" draw:text-style-name="P1" svg:width="0.5cm" svg:height="0.5cm" svg:x="0.58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P18" table:end-x="0.498cm" table:end-y="0.501cm" draw:z-index="718" draw:name="Grafik 10" draw:style-name="gr1" draw:text-style-name="P1" svg:width="0.5cm" svg:height="0.5cm" svg:x="0.58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7cm" table:end-y="0.501cm" draw:z-index="721" draw:name="Grafik 10" draw:style-name="gr1" draw:text-style-name="P1" svg:width="0.5cm" svg:height="0.5cm" svg:x="0.58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98cm" table:end-y="0.501cm" draw:z-index="719" draw:name="Grafik 10" draw:style-name="gr1" draw:text-style-name="P1" svg:width="0.5cm" svg:height="0.5cm" svg:x="0.584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98cm" table:end-y="0.501cm" draw:z-index="720" draw:name="Grafik 10" draw:style-name="gr1" draw:text-style-name="P1" svg:width="0.5cm" svg:height="0.5cm" svg:x="0.585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Sheet1.X19" table:end-x="0.366cm" table:end-y="0.456cm" draw:z-index="148" draw:name="Grafik 19" draw:style-name="gr1" draw:text-style-name="P1" svg:width="0.4cm" svg:height="0.5cm" svg:x="0.553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X18" table:end-x="0.347cm" table:end-y="0.501cm" draw:z-index="621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AD19" table:end-x="0.357cm" table:end-y="0.456cm" draw:z-index="154" draw:name="Grafik 19" draw:style-name="gr1" draw:text-style-name="P1" svg:width="0.4cm" svg:height="0.5cm" svg:x="0.544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D18" table:end-x="0.346cm" table:end-y="0.501cm" draw:z-index="627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F19" table:end-x="0.353cm" table:end-y="0.456cm" draw:z-index="156" draw:name="Grafik 19" draw:style-name="gr1" draw:text-style-name="P1" svg:width="0.4cm" svg:height="0.5cm" svg:x="0.54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F18" table:end-x="0.345cm" table:end-y="0.501cm" draw:z-index="629" draw:name="Grafik 13" draw:style-name="gr1" draw:text-style-name="P1" svg:width="0.35cm" svg:height="0.5cm" svg:x="0.58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352cm" table:end-y="0.456cm" draw:z-index="157" draw:name="Grafik 19" draw:style-name="gr1" draw:text-style-name="P1" svg:width="0.4cm" svg:height="0.5cm" svg:x="0.539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G18" table:end-x="0.345cm" table:end-y="0.501cm" draw:z-index="630" draw:name="Grafik 13" draw:style-name="gr1" draw:text-style-name="P1" svg:width="0.35cm" svg:height="0.5cm" svg:x="0.58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351cm" table:end-y="0.456cm" draw:z-index="158" draw:name="Grafik 19" draw:style-name="gr1" draw:text-style-name="P1" svg:width="0.4cm" svg:height="0.5cm" svg:x="0.537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H18" table:end-x="0.496cm" table:end-y="0.501cm" draw:z-index="736" draw:name="Grafik 10" draw:style-name="gr1" draw:text-style-name="P1" svg:width="0.5cm" svg:height="0.5cm" svg:x="0.58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5cm" table:end-y="0.456cm" draw:z-index="159" draw:name="Grafik 19" draw:style-name="gr1" draw:text-style-name="P1" svg:width="0.4cm" svg:height="0.5cm" svg:x="0.537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I18" table:end-x="0.496cm" table:end-y="0.501cm" draw:z-index="737" draw:name="Grafik 10" draw:style-name="gr1" draw:text-style-name="P1" svg:width="0.5cm" svg:height="0.5cm" svg:x="0.583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348cm" table:end-y="0.456cm" draw:z-index="160" draw:name="Grafik 19" draw:style-name="gr1" draw:text-style-name="P1" svg:width="0.4cm" svg:height="0.5cm" svg:x="0.535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J18" table:end-x="0.495cm" table:end-y="0.501cm" draw:z-index="738" draw:name="Grafik 10" draw:style-name="gr1" draw:text-style-name="P1" svg:width="0.5cm" svg:height="0.5cm" svg:x="0.582cm" svg:y="0.001cm">
              <draw:image xlink:href="Pictures/100002010000013C0000013C0F8EA552.png" xlink:type="simple" xlink:show="embed" xlink:actuate="onLoad">
                <text:p/>
              </draw:image>
            </draw:frame>
          </table:table-cell>
          <table:table-cell>
            <draw:frame table:end-cell-address="Sheet1.AK19" table:end-x="0.347cm" table:end-y="0.456cm" draw:z-index="161" draw:name="Grafik 19" draw:style-name="gr1" draw:text-style-name="P1" svg:width="0.4cm" svg:height="0.5cm" svg:x="0.534cm" svg:y="0.543cm">
              <draw:image xlink:href="Pictures/10000201000001FD00000258DE7571E8.png" xlink:type="simple" xlink:show="embed" xlink:actuate="onLoad">
                <text:p/>
              </draw:image>
            </draw:frame>
            <draw:frame table:end-cell-address="Sheet1.AK18" table:end-x="0.345cm" table:end-y="0.501cm" draw:z-index="354" draw:name="Grafik 12" draw:style-name="gr1" draw:text-style-name="P1" svg:width="0.35cm" svg:height="0.5cm" svg:x="0.58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>
            <draw:frame table:end-cell-address="Sheet1.AL18" table:end-x="0.395cm" table:end-y="0.501cm" draw:z-index="210" draw:name="Grafik 19" draw:style-name="gr1" draw:text-style-name="P1" svg:width="0.4cm" svg:height="0.5cm" svg:x="0.582cm" svg:y="0.001cm">
              <draw:image xlink:href="Pictures/10000201000001FD00000258DE7571E8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8">
            <text:p>18</text:p>
            <draw:frame table:end-cell-address="Sheet1.B20" table:end-x="0.399cm" table:end-y="0.454cm" draw:z-index="20" draw:name="Grafik 14" draw:style-name="gr1" draw:text-style-name="P1" svg:width="0.4cm" svg:height="0.5cm" svg:x="0.585cm" svg:y="0.541cm">
              <draw:image xlink:href="Pictures/10000201000004B0000005AC9B9F8BC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D19" table:end-x="0.35cm" table:end-y="0.501cm" draw:z-index="601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45cm" table:end-y="0.501cm" draw:z-index="287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35cm" table:end-y="0.501cm" draw:z-index="603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35cm" table:end-y="0.501cm" draw:z-index="604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5"/>
          <table:table-cell>
            <draw:frame table:end-cell-address="Sheet1.N19" table:end-x="0.348cm" table:end-y="0.501cm" draw:z-index="611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348cm" table:end-y="0.501cm" draw:z-index="612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348cm" table:end-y="0.501cm" draw:z-index="613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Sheet1.Q19" table:end-x="0.347cm" table:end-y="0.501cm" draw:z-index="614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348cm" table:end-y="0.501cm" draw:z-index="615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348cm" table:end-y="0.501cm" draw:z-index="616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348cm" table:end-y="0.501cm" draw:z-index="617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348cm" table:end-y="0.501cm" draw:z-index="618" draw:name="Grafik 13" draw:style-name="gr1" draw:text-style-name="P1" svg:width="0.35cm" svg:height="0.5cm" svg:x="0.585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347cm" table:end-y="0.501cm" draw:z-index="619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347cm" table:end-y="0.501cm" draw:z-index="620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Y19" table:end-x="0.347cm" table:end-y="0.501cm" draw:z-index="622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347cm" table:end-y="0.501cm" draw:z-index="623" draw:name="Grafik 13" draw:style-name="gr1" draw:text-style-name="P1" svg:width="0.35cm" svg:height="0.5cm" svg:x="0.584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346cm" table:end-y="0.501cm" draw:z-index="624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346cm" table:end-y="0.501cm" draw:z-index="625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346cm" table:end-y="0.501cm" draw:z-index="626" draw:name="Grafik 13" draw:style-name="gr1" draw:text-style-name="P1" svg:width="0.35cm" svg:height="0.5cm" svg:x="0.583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E19" table:end-x="0.345cm" table:end-y="0.501cm" draw:z-index="628" draw:name="Grafik 13" draw:style-name="gr1" draw:text-style-name="P1" svg:width="0.35cm" svg:height="0.5cm" svg:x="0.582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Sheet1.AL19" table:end-x="0.345cm" table:end-y="0.501cm" draw:z-index="211" draw:name="Grafik 12" draw:style-name="gr1" draw:text-style-name="P1" svg:width="0.35cm" svg:height="0.5cm" svg:x="0.582cm" svg:y="0.001cm">
              <draw:image xlink:href="Pictures/10000201000004B00000068461B2A727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19">
            <text:p>19</text:p>
            <draw:frame table:end-cell-address="Sheet1.B21" table:end-x="0.449cm" table:end-y="0.451cm" draw:z-index="21" draw:name="Grafik 20" draw:style-name="gr1" draw:text-style-name="P1" svg:width="0.45cm" svg:height="0.5cm" svg:x="0.585cm" svg:y="0.538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C20" table:end-x="0.501cm" table:end-y="0.501cm" draw:z-index="670" draw:name="Grafik 5" draw:style-name="gr1" draw:text-style-name="P1" svg:width="0.5cm" svg:height="0.5cm" svg:x="0.001cm" svg:y="0.001cm">
              <draw:image xlink:href="Pictures/10000201000004B000000326DD1FAB36.png" xlink:type="simple" xlink:show="embed" xlink:actuate="onLoad">
                <text:p/>
              </draw:image>
            </draw:frame>
          </table:table-cell>
          <table:table-cell>
            <draw:frame table:end-cell-address="Sheet1.D20" table:end-x="0.45cm" table:end-y="0.501cm" draw:z-index="496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35cm" table:end-y="0.501cm" draw:z-index="602" draw:name="Grafik 13" draw:style-name="gr1" draw:text-style-name="P1" svg:width="0.35cm" svg:height="0.5cm" svg:x="0cm" svg:y="0.001cm">
              <draw:image xlink:href="Pictures/100002010000046C0000061A3DAD154C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45cm" table:end-y="0.501cm" draw:z-index="288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45cm" table:end-y="0.501cm" draw:z-index="289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449cm" table:end-y="0.501cm" draw:z-index="290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449cm" table:end-y="0.501cm" draw:z-index="291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449cm" table:end-y="0.501cm" draw:z-index="292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449cm" table:end-y="0.501cm" draw:z-index="503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449cm" table:end-y="0.501cm" draw:z-index="504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  <draw:frame table:end-cell-address="Sheet1.M20" table:end-x="0.448cm" table:end-y="0.501cm" draw:z-index="505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448cm" table:end-y="0.501cm" draw:z-index="506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448cm" table:end-y="0.501cm" draw:z-index="507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448cm" table:end-y="0.501cm" draw:z-index="508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447cm" table:end-y="0.501cm" draw:z-index="509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448cm" table:end-y="0.501cm" draw:z-index="510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448cm" table:end-y="0.501cm" draw:z-index="511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448cm" table:end-y="0.501cm" draw:z-index="512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448cm" table:end-y="0.501cm" draw:z-index="513" draw:name="Grafik 20" draw:style-name="gr1" draw:text-style-name="P1" svg:width="0.45cm" svg:height="0.5cm" svg:x="0.585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447cm" table:end-y="0.501cm" draw:z-index="514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447cm" table:end-y="0.501cm" draw:z-index="515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447cm" table:end-y="0.501cm" draw:z-index="516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447cm" table:end-y="0.501cm" draw:z-index="517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447cm" table:end-y="0.501cm" draw:z-index="518" draw:name="Grafik 20" draw:style-name="gr1" draw:text-style-name="P1" svg:width="0.45cm" svg:height="0.5cm" svg:x="0.584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446cm" table:end-y="0.501cm" draw:z-index="519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446cm" table:end-y="0.501cm" draw:z-index="520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446cm" table:end-y="0.501cm" draw:z-index="521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446cm" table:end-y="0.501cm" draw:z-index="522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E20" table:end-x="0.445cm" table:end-y="0.501cm" draw:z-index="523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445cm" table:end-y="0.501cm" draw:z-index="524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45cm" table:end-y="0.501cm" draw:z-index="525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446cm" table:end-y="0.501cm" draw:z-index="526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446cm" table:end-y="0.501cm" draw:z-index="527" draw:name="Grafik 20" draw:style-name="gr1" draw:text-style-name="P1" svg:width="0.45cm" svg:height="0.5cm" svg:x="0.583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445cm" table:end-y="0.501cm" draw:z-index="528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K20" table:end-x="0.445cm" table:end-y="0.501cm" draw:z-index="529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AL20" table:end-x="0.445cm" table:end-y="0.501cm" draw:z-index="212" draw:name="Grafik 20" draw:style-name="gr1" draw:text-style-name="P1" svg:width="0.45cm" svg:height="0.5cm" svg:x="0.582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>
          <table:table-cell office:value-type="float" office:value="20">
            <text:p>20</text:p>
          </table:table-cell>
          <table:table-cell/>
          <table:table-cell>
            <draw:frame table:end-cell-address="Sheet1.C21" table:end-x="0.451cm" table:end-y="0.501cm" draw:z-index="285" draw:name="Grafik 16" draw:style-name="gr1" draw:text-style-name="P1" svg:width="0.45cm" svg:height="0.5cm" svg:x="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D21" table:end-x="0.45cm" table:end-y="0.501cm" draw:z-index="286" draw:name="Grafik 16" draw:style-name="gr1" draw:text-style-name="P1" svg:width="0.45cm" svg:height="0.5cm" svg:x="0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E21" table:end-x="0.45cm" table:end-y="0.501cm" draw:z-index="497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F21" table:end-x="0.45cm" table:end-y="0.501cm" draw:z-index="498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G21" table:end-x="0.45cm" table:end-y="0.501cm" draw:z-index="499" draw:name="Grafik 20" draw:style-name="gr1" draw:text-style-name="P1" svg:width="0.45cm" svg:height="0.5cm" svg:x="0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H21" table:end-x="0.449cm" table:end-y="0.501cm" draw:z-index="500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I21" table:end-x="0.449cm" table:end-y="0.501cm" draw:z-index="501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J21" table:end-x="0.449cm" table:end-y="0.501cm" draw:z-index="502" draw:name="Grafik 20" draw:style-name="gr1" draw:text-style-name="P1" svg:width="0.45cm" svg:height="0.5cm" svg:x="-0.001cm" svg:y="0.001cm">
              <draw:image xlink:href="Pictures/1000020100000600000006E238C8B298.png" xlink:type="simple" xlink:show="embed" xlink:actuate="onLoad">
                <text:p/>
              </draw:image>
            </draw:frame>
          </table:table-cell>
          <table:table-cell>
            <draw:frame table:end-cell-address="Sheet1.K21" table:end-x="0.449cm" table:end-y="0.501cm" draw:z-index="293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L21" table:end-x="0.449cm" table:end-y="0.501cm" draw:z-index="294" draw:name="Grafik 16" draw:style-name="gr1" draw:text-style-name="P1" svg:width="0.45cm" svg:height="0.5cm" svg:x="-0.001cm" svg:y="0.001cm">
              <draw:image xlink:href="Pictures/10000201000004B0000004971A477807.png" xlink:type="simple" xlink:show="embed" xlink:actuate="onLoad">
                <text:p/>
              </draw:image>
            </draw:frame>
            <draw:frame table:end-cell-address="Sheet1.M21" table:end-x="0.448cm" table:end-y="0.501cm" draw:z-index="295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N21" table:end-x="0.448cm" table:end-y="0.501cm" draw:z-index="296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O21" table:end-x="0.448cm" table:end-y="0.501cm" draw:z-index="297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P21" table:end-x="0.448cm" table:end-y="0.501cm" draw:z-index="298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Q21" table:end-x="0.447cm" table:end-y="0.501cm" draw:z-index="299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R21" table:end-x="0.448cm" table:end-y="0.501cm" draw:z-index="300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S21" table:end-x="0.448cm" table:end-y="0.501cm" draw:z-index="301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T21" table:end-x="0.448cm" table:end-y="0.501cm" draw:z-index="302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U21" table:end-x="0.448cm" table:end-y="0.501cm" draw:z-index="303" draw:name="Grafik 16" draw:style-name="gr1" draw:text-style-name="P1" svg:width="0.45cm" svg:height="0.5cm" svg:x="0.585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V21" table:end-x="0.447cm" table:end-y="0.501cm" draw:z-index="304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W21" table:end-x="0.447cm" table:end-y="0.501cm" draw:z-index="305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X21" table:end-x="0.447cm" table:end-y="0.501cm" draw:z-index="306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Y21" table:end-x="0.447cm" table:end-y="0.501cm" draw:z-index="307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Z21" table:end-x="0.447cm" table:end-y="0.501cm" draw:z-index="308" draw:name="Grafik 16" draw:style-name="gr1" draw:text-style-name="P1" svg:width="0.45cm" svg:height="0.5cm" svg:x="0.584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A21" table:end-x="0.446cm" table:end-y="0.501cm" draw:z-index="309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B21" table:end-x="0.446cm" table:end-y="0.501cm" draw:z-index="310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C21" table:end-x="0.446cm" table:end-y="0.501cm" draw:z-index="311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D21" table:end-x="0.446cm" table:end-y="0.501cm" draw:z-index="312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E21" table:end-x="0.445cm" table:end-y="0.501cm" draw:z-index="313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F21" table:end-x="0.445cm" table:end-y="0.501cm" draw:z-index="314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G21" table:end-x="0.445cm" table:end-y="0.501cm" draw:z-index="315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H21" table:end-x="0.446cm" table:end-y="0.501cm" draw:z-index="316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I21" table:end-x="0.446cm" table:end-y="0.501cm" draw:z-index="317" draw:name="Grafik 16" draw:style-name="gr1" draw:text-style-name="P1" svg:width="0.45cm" svg:height="0.5cm" svg:x="0.583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J21" table:end-x="0.445cm" table:end-y="0.501cm" draw:z-index="318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K21" table:end-x="0.445cm" table:end-y="0.501cm" draw:z-index="319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>
            <draw:frame table:end-cell-address="Sheet1.AL21" table:end-x="0.445cm" table:end-y="0.501cm" draw:z-index="213" draw:name="Grafik 16" draw:style-name="gr1" draw:text-style-name="P1" svg:width="0.45cm" svg:height="0.5cm" svg:x="0.582cm" svg:y="0.001cm">
              <draw:image xlink:href="Pictures/10000201000004B0000004971A477807.png" xlink:type="simple" xlink:show="embed" xlink:actuate="onLoad">
                <text:p/>
              </draw:image>
            </draw:frame>
          </table:table-cell>
          <table:table-cell table:number-columns-repeated="98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22.05.2019</text:date>, <text:time>22:5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10S</meta:editing-duration>
    <meta:editing-cycles>34</meta:editing-cycles>
    <meta:generator>OpenOffice/4.1.5$Win32 OpenOffice.org_project/415m1$Build-9789</meta:generator>
    <dc:date>2019-05-22T22:57:11.51</dc:date>
    <meta:document-statistic meta:table-count="3" meta:cell-count="60" meta:object-count="740"/>
    <meta:user-defined meta:name="Info 1"/>
    <meta:user-defined meta:name="Info 2"/>
    <meta:user-defined meta:name="Info 3"/>
    <meta:user-defined meta:name="Info 4"/>
  </office:meta>
</office:document-meta>
</file>